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solid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7cm" fo:min-width="16.4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002cm" fo:min-width="10.90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71cm" fo:min-width="16.49cm" fo:padding-top="0.139cm" fo:padding-bottom="0.139cm" fo:padding-left="0.264cm" fo:padding-right="0.264cm"/>
    </style:style>
    <style:style style:name="gr9" style:family="graphic" style:parent-style-name="standard">
      <style:graphic-properties draw:stroke="solid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1cm" fo:min-width="16.49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008cm" fo:min-width="17.156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95cm" fo:min-width="11.827cm" fo:padding-top="0.139cm" fo:padding-bottom="0.139cm" fo:padding-left="0.264cm" fo:padding-right="0.264cm"/>
    </style:style>
    <style:style style:name="gr12" style:family="graphic">
      <style:graphic-properties style:protect="size"/>
    </style:style>
    <style:style style:name="gr13" style:family="graphic" style:parent-style-name="Default_5f_1">
      <style:graphic-properties draw:stroke="none" svg:stroke-width="0.035cm" draw:stroke-linejoin="miter" draw:fill="solid" draw:fill-color="#ffffff" draw:opacity="0%"/>
    </style:style>
    <style:style style:name="gr14" style:family="graphic" style:parent-style-name="Default_5f_1">
      <style:graphic-properties draw:stroke="none" svg:stroke-width="0.035cm" draw:stroke-linejoin="miter" draw:fill="solid" draw:fill-color="#000000"/>
    </style:style>
    <style:style style:name="gr15" style:family="graphic" style:parent-style-name="Default_5f_1">
      <style:graphic-properties svg:stroke-width="0.053cm" svg:stroke-color="#000000" draw:marker-start-width="0.279cm" draw:marker-end-width="0.279cm" draw:fill="none" draw:fill-color="#ffffcc" draw:opacity="47%" draw:textarea-horizontal-align="justify" draw:textarea-vertical-align="middle" draw:auto-grow-height="false" fo:min-height="5.54cm" fo:min-width="8.846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56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801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Default_5f_1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32cm" fo:min-width="12.53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5.24cm" svg:y1="-1.524cm" svg:x2="15.24cm" svg:y2="25.4cm">
          <text:p/>
        </draw:line>
        <draw:line draw:style-name="gr1" draw:layer="layout" svg:x1="26.162cm" svg:y1="-1.27cm" svg:x2="26.162cm" svg:y2="25.654cm">
          <text:p/>
        </draw:line>
        <draw:line draw:style-name="gr1" draw:layer="layout" svg:x1="2.286cm" svg:y1="-1.524cm" svg:x2="2.286cm" svg:y2="25.146cm">
          <text:p/>
        </draw:line>
        <draw:g>
          <svg:title>TexMaths</svg:title>
          <svg:desc>19§latex§IMSI Inquiry§svg§600§TRUE§</svg:desc>
          <draw:polygon draw:style-name="gr2" draw:layer="layout" svg:width="3.82cm" svg:height="0.584cm" svg:x="7.013cm" svg:y="-1.251cm" svg:viewBox="0 0 3821 585" draw:points="1910,585 0,585 0,0 3821,0 3821,585">
            <text:p/>
          </draw:polygon>
          <draw:path draw:style-name="gr3" draw:layer="layout" svg:width="0.204cm" svg:height="0.457cm" svg:x="7.03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7.277cm" svg:y="-1.253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7.9cm" svg:y="-1.268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04cm" svg:height="0.457cm" svg:x="8.25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204cm" svg:height="0.457cm" svg:x="8.714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337cm" svg:height="0.295cm" svg:x="8.957cm" svg:y="-1.09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27cm" svg:x="9.327cm" svg:y="-1.09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9.679cm" svg:y="-1.0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10.047cm" svg:y="-1.24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25cm" svg:height="0.295cm" svg:x="10.23cm" svg:y="-1.09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328cm" svg:height="0.427cm" svg:x="10.484cm" svg:y="-1.08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$E(IMSI||ET_{IMSI}||RAND1,e_{snid}),$§svg§600§TRUE§</svg:desc>
          <draw:polygon draw:style-name="gr2" draw:layer="layout" svg:width="10.472cm" svg:height="0.668cm" svg:x="3.607cm" svg:y="2.187cm" svg:viewBox="0 0 10473 669" draw:points="5237,669 0,669 0,0 10473,0 10473,669">
            <text:p/>
          </draw:polygon>
          <draw:path draw:style-name="gr3" draw:layer="layout" svg:width="0.486cm" svg:height="0.455cm" svg:x="3.632cm" svg:y="2.23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4.204cm" svg:y="2.18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11cm" svg:height="0.457cm" svg:x="4.42cm" svg:y="2.23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4.772cm" svg:y="2.23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5.499cm" svg:y="2.21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935cm" svg:y="2.23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6.337cm" svg:y="2.187cm" svg:viewBox="0 0 29 669" svg:d="M29 25c0-14 0-25-14-25-15 0-15 11-15 25v621c0 12 0 23 15 23 14 0 14-11 14-23z">
            <text:p/>
          </draw:path>
          <draw:path draw:style-name="gr3" draw:layer="layout" svg:width="0.028cm" svg:height="0.668cm" svg:x="6.524cm" svg:y="2.187cm" svg:viewBox="0 0 29 669" svg:d="M29 25c0-14 0-25-14-25-15 0-15 11-15 25v621c0 12 0 23 15 23 14 0 14-11 14-23z">
            <text:p/>
          </draw:path>
          <draw:path draw:style-name="gr3" draw:layer="layout" svg:width="0.486cm" svg:height="0.455cm" svg:x="6.655cm" svg:y="2.23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7.177cm" svg:y="2.23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7.582cm" svg:y="2.46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7.859cm" svg:y="2.46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8.418cm" svg:y="2.45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8.767cm" svg:y="2.46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9.123cm" svg:y="2.187cm" svg:viewBox="0 0 29 669" svg:d="M29 25c0-14 0-25-14-25-15 0-15 11-15 25v621c0 12 0 23 15 23 14 0 14-11 14-23z">
            <text:p/>
          </draw:path>
          <draw:path draw:style-name="gr3" draw:layer="layout" svg:width="0.028cm" svg:height="0.668cm" svg:x="9.309cm" svg:y="2.187cm" svg:viewBox="0 0 29 669" svg:d="M29 25c0-14 0-25-14-25-15 0-15 11-15 25v621c0 12 0 23 15 23 14 0 14-11 14-23z">
            <text:p/>
          </draw:path>
          <draw:path draw:style-name="gr3" draw:layer="layout" svg:width="0.478cm" svg:height="0.472cm" svg:x="9.442cm" svg:y="2.23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9.949cm" svg:y="2.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53cm" svg:y="2.2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1.065cm" svg:y="2.23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11.667cm" svg:y="2.24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11.999cm" svg:y="2.61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57cm" svg:height="0.303cm" svg:x="12.269cm" svg:y="2.39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187cm" svg:height="0.212cm" svg:x="12.583cm" svg:y="2.58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2.824cm" svg:y="2.58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3.155cm" svg:y="2.47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13.35cm" svg:y="2.46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13.671cm" svg:y="2.18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13.949cm" svg:y="2.617cm" svg:viewBox="0 0 80 201" svg:d="M80 70c0-43-17-70-44-70-23 0-36 17-36 36 0 17 13 36 36 36 8 0 17-4 25-9 2-2 2-2 2-2 2 0 2 0 2 9 0 52-23 92-46 114-8 6-8 8-8 10 0 6 4 7 6 7 8 0 63-51 63-131z">
            <text:p/>
          </draw:path>
        </draw:g>
        <draw:line draw:style-name="gr4" draw:layer="layout" svg:x1="2.309cm" svg:y1="3.842cm" svg:x2="15.24cm" svg:y2="3.842cm">
          <text:p/>
        </draw:line>
        <draw:g>
          <svg:title>TexMaths</svg:title>
          <svg:desc>20§latex§\fbox{ME}§svg§600§FALSE§</svg:desc>
          <draw:polygon draw:style-name="gr5" draw:layer="layout" svg:width="1.601cm" svg:height="0.959cm" svg:x="1.466cm" svg:y="-2.639cm" svg:viewBox="0 0 1602 960" draw:points="802,960 0,960 0,0 1602,0 1602,960">
            <text:p/>
          </draw:polygon>
          <draw:polygon draw:style-name="gr3" draw:layer="layout" svg:width="1.601cm" svg:height="0.029cm" svg:x="1.466cm" svg:y="-2.639cm" svg:viewBox="0 0 1602 30" draw:points="802,30 0,30 0,0 1602,0 1602,30">
            <text:p/>
          </draw:polygon>
          <draw:polygon draw:style-name="gr3" draw:layer="layout" svg:width="0.029cm" svg:height="0.903cm" svg:x="1.466cm" svg:y="-2.611cm" svg:viewBox="0 0 30 904" draw:points="16,904 0,904 0,0 30,0 30,904">
            <text:p/>
          </draw:polygon>
          <draw:path draw:style-name="gr3" draw:layer="layout" svg:width="0.593cm" svg:height="0.481cm" svg:x="1.73cm" svg:y="-2.399cm" svg:viewBox="0 0 594 482" svg:d="M144 16c-6-16-8-16-24-16h-120v22h16c56 0 56 8 56 34v352c0 20 0 52-72 52v22c24 0 60-2 82-2 24 0 58 2 84 2v-22c-74 0-74-32-74-52v-380h2l170 438c2 10 6 16 14 16 6 0 10-6 12-14l174-446v406c0 24-2 32-56 32h-16v22c26-2 74-2 102-2 26 0 74 0 100 2v-22h-18c-54 0-54-8-54-32v-372c0-26 0-34 54-34h18v-22h-120c-18 0-18 0-22 14l-156 396z">
            <text:p/>
          </draw:path>
          <draw:path draw:style-name="gr3" draw:layer="layout" svg:width="0.437cm" svg:height="0.479cm" svg:x="2.37cm" svg:y="-2.397cm" svg:viewBox="0 0 438 480" svg:d="M72 424c0 26 0 34-56 34h-16v22h408l30-182h-18c-18 108-34 160-156 160h-94c-34 0-34-4-34-28v-188h64c68 0 76 22 76 82h18v-188h-18c0 62-8 84-76 84h-64v-170c0-24 0-28 34-28h92c108 0 126 38 138 136h18l-20-158h-398v22h16c56 0 56 8 56 34z">
            <text:p/>
          </draw:path>
          <draw:polygon draw:style-name="gr3" draw:layer="layout" svg:width="0.029cm" svg:height="0.903cm" svg:x="3.038cm" svg:y="-2.611cm" svg:viewBox="0 0 30 904" draw:points="16,904 0,904 0,0 30,0 30,904">
            <text:p/>
          </draw:polygon>
          <draw:polygon draw:style-name="gr3" draw:layer="layout" svg:width="1.601cm" svg:height="0.029cm" svg:x="1.466cm" svg:y="-1.709cm" svg:viewBox="0 0 1602 30" draw:points="802,30 0,30 0,0 1602,0 1602,30">
            <text:p/>
          </draw:polygon>
        </draw:g>
        <draw:g>
          <svg:title>TexMaths</svg:title>
          <svg:desc>17§latex§\fbox{1}§svg§600§FALSE§</svg:desc>
          <draw:polygon draw:style-name="gr5" draw:layer="layout" svg:width="0.706cm" svg:height="0.791cm" svg:x="14.279cm" svg:y="-1.503cm" svg:viewBox="0 0 707 792" draw:points="354,792 0,792 0,0 707,0 707,792">
            <text:p/>
          </draw:polygon>
          <draw:polygon draw:style-name="gr3" draw:layer="layout" svg:width="0.706cm" svg:height="0.024cm" svg:x="14.279cm" svg:y="-1.503cm" svg:viewBox="0 0 707 25" draw:points="354,25 0,25 0,0 707,0 707,25">
            <text:p/>
          </draw:polygon>
          <draw:polygon draw:style-name="gr3" draw:layer="layout" svg:width="0.024cm" svg:height="0.743cm" svg:x="14.279cm" svg:y="-1.479cm" svg:viewBox="0 0 25 744" draw:points="14,744 0,744 0,0 25,0 25,744">
            <text:p/>
          </draw:polygon>
          <draw:path draw:style-name="gr3" draw:layer="layout" svg:width="0.198cm" svg:height="0.398cm" svg:x="14.536cm" svg:y="-1.313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layer="layout" svg:width="0.024cm" svg:height="0.743cm" svg:x="14.961cm" svg:y="-1.479cm" svg:viewBox="0 0 25 744" draw:points="14,744 0,744 0,0 25,0 25,744">
            <text:p/>
          </draw:polygon>
          <draw:polygon draw:style-name="gr3" draw:layer="layout" svg:width="0.706cm" svg:height="0.024cm" svg:x="14.279cm" svg:y="-0.736cm" svg:viewBox="0 0 707 25" draw:points="354,25 0,25 0,0 707,0 707,25">
            <text:p/>
          </draw:polygon>
        </draw:g>
        <draw:custom-shape draw:style-name="gr6" draw:text-style-name="P1" draw:layer="layout" svg:width="17.272cm" svg:height="0.965cm" svg:x="6.858cm" svg:y="4.2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does not have an appropriate private key, then jump to step $7$. §svg§600§FALSE§</svg:desc>
          <draw:polygon draw:style-name="gr5" draw:layer="layout" svg:width="14.724cm" svg:height="0.436cm" svg:x="8.146cm" svg:y="4.472cm" svg:viewBox="0 0 14725 437" draw:points="7362,437 0,437 0,0 14725,0 14725,437">
            <text:p/>
          </draw:polygon>
          <draw:path draw:style-name="gr3" draw:layer="layout" svg:width="0.105cm" svg:height="0.33cm" svg:x="8.163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16cm" svg:height="0.348cm" svg:x="8.299cm" svg:y="4.46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359cm" svg:x="8.623cm" svg:y="4.46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3" draw:layer="layout" svg:width="0.336cm" svg:height="0.337cm" svg:x="8.885cm" svg:y="4.476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layer="layout" svg:width="0.243cm" svg:height="0.348cm" svg:x="9.417cm" svg:y="4.471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219cm" svg:height="0.226cm" svg:x="9.6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91cm" svg:height="0.226cm" svg:x="9.945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1cm" svg:height="0.226cm" svg:x="10.1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217cm" svg:x="10.52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0.792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9cm" svg:x="11.033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48cm" svg:height="0.342cm" svg:x="11.394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2cm" svg:height="0.226cm" svg:x="11.67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1cm" svg:height="0.217cm" svg:x="11.891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191cm" svg:height="0.226cm" svg:x="12.142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22cm" svg:height="0.226cm" svg:x="12.52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2.77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22cm" svg:height="0.226cm" svg:x="13.21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3cm" svg:height="0.314cm" svg:x="13.449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243cm" svg:height="0.314cm" svg:x="13.722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3.99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19cm" svg:height="0.226cm" svg:x="14.1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3cm" svg:height="0.314cm" svg:x="14.431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4.70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14.898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22cm" svg:height="0.226cm" svg:x="15.038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5.272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191cm" svg:height="0.226cm" svg:x="15.46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15.849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6.122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16.316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41cm" svg:height="0.217cm" svg:x="16.445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222cm" svg:height="0.226cm" svg:x="16.68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6.922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17.117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38cm" svg:height="0.342cm" svg:x="17.499cm" svg:y="4.471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17.744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17.957cm" svg:y="4.60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058cm" svg:height="0.147cm" svg:x="18.208cm" svg:y="4.761cm" svg:viewBox="0 0 59 148" svg:d="M59 52c0-31-13-52-32-52s-27 14-27 27c0 12 8 26 27 26 8 0 14-4 19-7v-1c2 0 2 0 2 7 0 32-14 63-37 85-3 3-3 4-3 6 0 4 3 5 5 5 7 0 46-39 46-96z">
            <text:p/>
          </draw:path>
          <draw:path draw:style-name="gr3" draw:layer="layout" svg:width="0.154cm" svg:height="0.309cm" svg:x="18.475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8.672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8.943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9.16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24cm" svg:height="0.43cm" svg:x="19.563cm" svg:y="4.483cm" svg:viewBox="0 0 125 431" svg:d="M125 112l-76 6v15c38 0 42 3 42 28v195c0 22-4 64-36 64-2 0-14 0-27-5 8-3 18-10 18-23 0-12-10-22-24-22s-22 10-22 22c0 25 28 39 56 39 38 0 69-30 69-75zM125 27c0-16-13-27-27-27s-27 11-27 27c0 14 13 25 27 25s27-11 27-25z">
            <text:p/>
          </draw:path>
          <draw:path draw:style-name="gr3" draw:layer="layout" svg:width="0.248cm" svg:height="0.223cm" svg:x="19.749cm" svg:y="4.59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20.021cm" svg:y="4.59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20.428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54cm" svg:height="0.309cm" svg:x="20.859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19cm" svg:height="0.226cm" svg:x="21.054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1cm" svg:height="0.226cm" svg:x="21.4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9cm" svg:x="21.653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21.84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22.066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212cm" svg:height="0.344cm" svg:x="22.515cm" svg:y="4.48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  <draw:path draw:style-name="gr3" draw:layer="layout" svg:width="0.052cm" svg:height="0.052cm" svg:x="22.776cm" svg:y="4.761cm" svg:viewBox="0 0 53 53" svg:d="M53 27c0-14-11-27-26-27-14 0-27 13-27 27 0 15 13 26 27 26 15 0 26-11 26-26z">
            <text:p/>
          </draw:path>
        </draw:g>
        <draw:line draw:style-name="gr4" draw:layer="layout" svg:x1="15.24cm" svg:y1="17.42cm" svg:x2="26.162cm" svg:y2="17.42cm">
          <text:p/>
        </draw:line>
        <draw:g>
          <svg:title>TexMaths</svg:title>
          <svg:desc>19§latex§$E(IMSI||ET_{IMSI}||RAND1,e_{snid})$§svg§600§TRUE§</svg:desc>
          <draw:polygon draw:style-name="gr2" draw:layer="layout" svg:width="10.286cm" svg:height="0.668cm" svg:x="15.692cm" svg:y="15.717cm" svg:viewBox="0 0 10287 669" draw:points="5144,669 0,669 0,0 10287,0 10287,669">
            <text:p/>
          </draw:polygon>
          <draw:path draw:style-name="gr3" draw:layer="layout" svg:width="0.486cm" svg:height="0.455cm" svg:x="15.717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16.289cm" svg:y="15.71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11cm" svg:height="0.457cm" svg:x="16.505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16.857cm" svg:y="15.76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7.584cm" svg:y="15.74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8.02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18.422cm" svg:y="15.717cm" svg:viewBox="0 0 29 669" svg:d="M29 25c0-14 0-25-14-25-15 0-15 11-15 25v621c0 12 0 23 15 23 14 0 14-11 14-23z">
            <text:p/>
          </draw:path>
          <draw:path draw:style-name="gr3" draw:layer="layout" svg:width="0.028cm" svg:height="0.668cm" svg:x="18.609cm" svg:y="15.717cm" svg:viewBox="0 0 29 669" svg:d="M29 25c0-14 0-25-14-25-15 0-15 11-15 25v621c0 12 0 23 15 23 14 0 14-11 14-23z">
            <text:p/>
          </draw:path>
          <draw:path draw:style-name="gr3" draw:layer="layout" svg:width="0.486cm" svg:height="0.455cm" svg:x="18.74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9.262cm" svg:y="15.76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19.667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9.944cm" svg:y="15.99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20.503cm" svg:y="15.98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20.853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21.208cm" svg:y="15.717cm" svg:viewBox="0 0 29 669" svg:d="M29 25c0-14 0-25-14-25-15 0-15 11-15 25v621c0 12 0 23 15 23 14 0 14-11 14-23z">
            <text:p/>
          </draw:path>
          <draw:path draw:style-name="gr3" draw:layer="layout" svg:width="0.028cm" svg:height="0.668cm" svg:x="21.394cm" svg:y="15.717cm" svg:viewBox="0 0 29 669" svg:d="M29 25c0-14 0-25-14-25-15 0-15 11-15 25v621c0 12 0 23 15 23 14 0 14-11 14-23z">
            <text:p/>
          </draw:path>
          <draw:path draw:style-name="gr3" draw:layer="layout" svg:width="0.478cm" svg:height="0.472cm" svg:x="21.527cm" svg:y="15.76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22.034cm" svg:y="15.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22.538cm" svg:y="15.7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23.15cm" svg:y="15.76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23.752cm" svg:y="15.77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24.085cm" svg:y="16.14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57cm" svg:height="0.303cm" svg:x="24.354cm" svg:y="15.92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187cm" svg:height="0.212cm" svg:x="24.668cm" svg:y="16.11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4.909cm" svg:y="16.1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5.24cm" svg:y="16.00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25.436cm" svg:y="15.99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5.757cm" svg:y="15.71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7" draw:text-style-name="P1" draw:layer="layout" svg:width="11.43cm" svg:height="3.28cm" svg:x="16.256cm" svg:y="18.0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Compute AV for EPS/UMTS-AKA §svg§600§TRUE§</svg:desc>
          <draw:polygon draw:style-name="gr2" draw:layer="layout" svg:width="10.354cm" svg:height="0.666cm" svg:x="17.223cm" svg:y="18.758cm" svg:viewBox="0 0 10355 667" draw:points="5177,667 0,667 0,0 10355,0 10355,667">
            <text:p/>
          </draw:polygon>
          <draw:path draw:style-name="gr3" draw:layer="layout" svg:width="0.407cm" svg:height="0.487cm" svg:x="17.261cm" svg:y="18.786cm" svg:viewBox="0 0 408 488" svg:d="M0 243c0 139 108 245 234 245 108 0 174-95 174-171 0-7 0-11-9-11-6 0-6 4-8 9-5 97-76 153-150 153-40 0-173-23-173-225 0-199 131-222 173-222 72 0 133 61 147 160 0 7 0 11 9 11 12 0 11-4 11-17v-160c0-11 0-15-7-15-2 0-6 0-10 8l-34 49c-24-23-59-57-123-57-126 0-234 106-234 243z">
            <text:p/>
          </draw:path>
          <draw:path draw:style-name="gr3" draw:layer="layout" svg:width="0.297cm" svg:height="0.307cm" svg:x="17.723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522cm" svg:height="0.295cm" svg:x="18.057cm" svg:y="18.961cm" svg:viewBox="0 0 523 296" svg:d="M53 67v178c0 31-7 31-53 31v20c23 0 57-1 76-1 17 0 51 1 74 1v-20c-44 0-51 0-51-31v-123c0-69 47-107 89-107 44 0 51 36 51 74v156c0 31-7 31-53 31v20c23 0 57-1 76-1 17 0 51 1 74 1v-20c-43 0-51 0-51-31v-123c0-69 47-107 91-107 42 0 50 36 50 74v156c0 31-8 31-54 31v20c23 0 57-1 76-1 17 0 52 1 75 1v-20c-35 0-52 0-52-19v-130c0-57 0-78-21-102-9-12-32-25-70-25-57 0-86 40-97 67-9-59-59-67-89-67-50 0-80 29-99 70v-70l-95 8v21c48 0 53 3 53 38z">
            <text:p/>
          </draw:path>
          <draw:path draw:style-name="gr3" draw:layer="layout" svg:width="0.33cm" svg:height="0.427cm" svg:x="18.61cm" svg:y="18.9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7cm" svg:height="0.303cm" svg:x="18.982cm" svg:y="18.9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19.341cm" svg:y="18.845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19.607cm" svg:y="18.9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59cm" svg:height="0.48cm" svg:x="20.128cm" svg:y="18.779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6cm" svg:height="0.472cm" svg:x="20.544cm" svg:y="18.802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layer="layout" svg:width="0.218cm" svg:height="0.472cm" svg:x="21.276cm" svg:y="18.786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97cm" svg:height="0.307cm" svg:x="21.475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225cm" svg:height="0.295cm" svg:x="21.808cm" svg:y="18.96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layer="layout" svg:width="0.415cm" svg:height="0.455cm" svg:x="22.294cm" svg:y="18.804cm" svg:viewBox="0 0 416 456" svg:d="M68 403c0 25 0 32-53 32h-15v21h388l28-173h-17c-17 103-32 152-148 152h-89c-33 0-33-4-33-26v-179h61c65 0 72 21 72 78h17v-179h-17c0 59-7 80-72 80h-61v-161c0-23 0-27 33-27h87c102 0 120 36 131 129h17l-19-150h-378v21h15c53 0 53 8 53 32z">
            <text:p/>
          </draw:path>
          <draw:path draw:style-name="gr3" draw:layer="layout" svg:width="0.394cm" svg:height="0.457cm" svg:x="22.748cm" svg:y="18.802cm" svg:viewBox="0 0 395 458" svg:d="M129 247h114c80 0 152-55 152-122 0-66-66-125-157-125h-238v21h17c51 0 51 8 51 32v354c0 23 0 30-51 30h-17v21c23-2 72-2 99-2 24 0 76 0 99 2v-21h-16c-51 0-53-7-53-30zM127 228v-180c0-23 0-27 33-27h59c108 0 108 70 108 104 0 31 0 103-108 103z">
            <text:p/>
          </draw:path>
          <draw:path draw:style-name="gr3" draw:layer="layout" svg:width="0.297cm" svg:height="0.487cm" svg:x="23.216cm" svg:y="18.786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 0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23.584cm" svg:y="18.756cm" svg:viewBox="0 0 260 669" svg:d="M257 25c3-8 3-10 3-12 0-7-5-13-13-13-9 0-11 8-15 13l-228 631c-4 10-4 12-4 12 0 7 6 13 13 13 10 0 12-6 14-13z">
            <text:p/>
          </draw:path>
          <draw:path draw:style-name="gr3" draw:layer="layout" svg:width="0.457cm" svg:height="0.472cm" svg:x="23.901cm" svg:y="18.802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24.403cm" svg:y="18.802cm" svg:viewBox="0 0 564 458" svg:d="M137 15c-6-15-8-15-23-15h-114v21h15c53 0 53 8 53 32v335c0 19 0 49-68 49v21c23 0 57-2 78-2 23 0 55 2 80 2v-21c-71 0-71-30-71-49v-361h2l162 416c2 9 5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25.013cm" svg:y="18.805cm" svg:viewBox="0 0 435 454" svg:d="M422 0h-409l-13 150h17c10-106 19-129 120-129 13 0 30 0 36 2 15 2 15 9 15 25v353c0 23 0 32-70 32h-27v21c27-2 95-2 126-2 32 0 100 0 127 2v-21h-27c-70 0-70-9-70-32v-353c0-14 0-23 13-25 8-2 25-2 38-2 101 0 111 23 120 129h17z">
            <text:p/>
          </draw:path>
          <draw:path draw:style-name="gr3" draw:layer="layout" svg:width="0.297cm" svg:height="0.487cm" svg:x="25.507cm" svg:y="18.786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olygon draw:style-name="gr3" draw:layer="layout" svg:width="0.178cm" svg:height="0.039cm" svg:x="25.845cm" svg:y="19.094cm" svg:viewBox="0 0 179 40" draw:points="179,40 179,0 0,0 0,40">
            <text:p/>
          </draw:polygon>
          <draw:path draw:style-name="gr3" draw:layer="layout" svg:width="0.459cm" svg:height="0.48cm" svg:x="26.083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cm" svg:height="0.457cm" svg:x="26.582cm" svg:y="18.802cm" svg:viewBox="0 0 471 458" svg:d="M245 177l122-116c5-6 42-40 95-40v-21c-17 2-38 2-57 2-25 0-63 0-86-2v21c27 0 33 15 33 23 0 9-8 17-14 21l-209 201v-213c0-24 0-32 53-32h16v-21c-23 2-73 2-99 2-25 0-76 0-99-2v21h15c53 0 53 8 53 32v354c0 23 0 30-53 30h-15v21c23-2 72-2 99-2 25 0 76 0 99 2v-21h-16c-53 0-53-7-53-30v-118l78-74 122 180c4 6 9 14 9 23 0 19-26 19-40 19v21c23-2 71-2 95-2 25 0 50 0 78 2v-21c-36 0-49-2-70-32z">
            <text:p/>
          </draw:path>
          <draw:path draw:style-name="gr3" draw:layer="layout" svg:width="0.459cm" svg:height="0.48cm" svg:x="27.099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</draw:g>
        <draw:line draw:style-name="gr4" draw:layer="layout" svg:x1="26.186cm" svg:y1="22.749cm" svg:x2="15.274cm" svg:y2="22.749cm">
          <text:p/>
        </draw:line>
        <draw:g>
          <svg:title>TexMaths</svg:title>
          <svg:desc>19§latex§UMTS/LTE $AV$,$IMSI, d_{snid}$§svg§600§TRUE§</svg:desc>
          <draw:polygon draw:style-name="gr2" draw:layer="layout" svg:width="8.57cm" svg:height="0.666cm" svg:x="16.262cm" svg:y="21.825cm" svg:viewBox="0 0 8571 667" draw:points="4286,667 0,667 0,0 8571,0 8571,667">
            <text:p/>
          </draw:polygon>
          <draw:path draw:style-name="gr3" draw:layer="layout" svg:width="0.457cm" svg:height="0.472cm" svg:x="16.285cm" svg:y="21.869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16.786cm" svg:y="21.869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17.394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297cm" svg:height="0.487cm" svg:x="17.888cm" svg:y="21.853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18.259cm" svg:y="21.823cm" svg:viewBox="0 0 260 669" svg:d="M257 25c3-8 3-10 3-12 0-7-5-13-13-13-9 0-11 8-15 13l-228 631c-4 10-4 12-4 12 0 7 6 13 13 13 10 0 12-6 16-13z">
            <text:p/>
          </draw:path>
          <draw:path draw:style-name="gr3" draw:layer="layout" svg:width="0.368cm" svg:height="0.457cm" svg:x="18.576cm" svg:y="21.869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layer="layout" svg:width="0.434cm" svg:height="0.453cm" svg:x="18.937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415cm" svg:height="0.455cm" svg:x="19.416cm" svg:y="21.871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layer="layout" svg:width="0.459cm" svg:height="0.48cm" svg:x="20.092cm" svg:y="21.84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8cm" svg:height="0.472cm" svg:x="20.605cm" svg:y="21.869cm" svg:viewBox="0 0 479 473" svg:d="M384 76c32-51 61-53 85-55 8 0 10-11 10-13 0-6-4-8-10-8-17 0-36 2-55 2-23 0-45-2-66-2-4 0-14 0-14 13 0 8 8 8 12 8 19 2 30 8 30 23 0 9-9 24-9 24l-205 327-46-353c0-12 15-21 46-21 9 0 17 0 17-13 0-6-6-8-10-8-26 0-55 2-83 2-12 0-25 0-37 0-13 0-24-2-36-2-5 0-13 0-13 13 0 8 6 8 17 8 38 0 38 6 40 23l53 414c2 13 4 15 14 15 11 0 13-4 19-13z">
            <text:p/>
          </draw:path>
          <draw:path draw:style-name="gr3" draw:layer="layout" svg:width="0.079cm" svg:height="0.2cm" svg:x="21.162cm" svg:y="22.253cm" svg:viewBox="0 0 80 201" svg:d="M80 70c0-41-17-70-44-70-25 0-36 19-36 36s11 36 36 36c12 0 19-5 27-9v-2c2 0 2 0 2 9 0 44-19 86-50 116-4 4-4 6-4 8 0 6 4 7 6 7 10 0 63-53 63-131z">
            <text:p/>
          </draw:path>
          <draw:path draw:style-name="gr3" draw:layer="layout" svg:width="0.311cm" svg:height="0.457cm" svg:x="21.312cm" svg:y="21.869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21.662cm" svg:y="21.86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22.388cm" svg:y="21.85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2.823cm" svg:y="21.86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079cm" svg:height="0.2cm" svg:x="23.201cm" svg:y="22.2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23.467cm" svg:y="21.861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23.82cm" svg:y="22.218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4.06cm" svg:y="22.21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4.388cm" svg:y="22.114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layer="layout" svg:width="0.24cm" svg:height="0.33cm" svg:x="24.584cm" svg:y="22.1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</draw:g>
        <draw:line draw:style-name="gr4" draw:layer="layout" svg:x1="15.24cm" svg:y1="-0.59cm" svg:x2="2.286cm" svg:y2="-0.59cm">
          <text:p/>
        </draw:line>
        <draw:line draw:style-name="gr4" draw:layer="layout" svg:x1="15.24cm" svg:y1="11.426cm" svg:x2="2.286cm" svg:y2="11.39cm">
          <text:p/>
        </draw:line>
        <draw:g>
          <svg:title>TexMaths</svg:title>
          <svg:desc>19§latex§$S(IMSI||RAND1||RAND2,d_{snid}),$§svg§600§TRUE§</svg:desc>
          <draw:polygon draw:style-name="gr2" draw:layer="layout" svg:width="10.506cm" svg:height="0.666cm" svg:x="3.645cm" svg:y="9.591cm" svg:viewBox="0 0 10507 667" draw:points="5254,667 0,667 0,0 10507,0 10507,667">
            <text:p/>
          </draw:polygon>
          <draw:path draw:style-name="gr3" draw:layer="layout" svg:width="0.396cm" svg:height="0.487cm" svg:x="3.679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4.158cm" svg:y="9.58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37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4.722cm" svg:y="9.635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5.448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88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6.284cm" svg:y="9.589cm" svg:viewBox="0 0 29 669" svg:d="M29 25c0-14 0-25-14-25-15 0-15 11-15 25v621c0 12 0 23 15 23 14 0 14-11 14-23z">
            <text:p/>
          </draw:path>
          <draw:path draw:style-name="gr3" draw:layer="layout" svg:width="0.028cm" svg:height="0.668cm" svg:x="6.468cm" svg:y="9.589cm" svg:viewBox="0 0 29 669" svg:d="M29 25c0-14-1-25-14-25-15 0-15 11-15 25v621c0 12 0 23 15 23 13 0 14-11 14-23z">
            <text:p/>
          </draw:path>
          <draw:path draw:style-name="gr3" draw:layer="layout" svg:width="0.478cm" svg:height="0.472cm" svg:x="6.601cm" svg:y="9.635cm" svg:viewBox="0 0 479 473" svg:d="M224 46c4-16 6-23 19-25 6 0 27 0 40 0 48 0 122 0 122 66 0 23-10 69-36 95-17 18-54 38-114 38h-74zM321 230c67-15 146-61 146-129 0-57-59-101-148-101h-190c-13 0-19 0-19 13 0 8 6 8 17 8 2 0 15 0 27 2 11 0 17 2 17 9 0 4 0 6-2 14l-89 359c-8 26-10 32-61 32-13 0-19 0-19 13 0 8 8 8 10 8 19 0 64-2 83-2s67 2 86 2c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7.109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61cm" svg:y="9.63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10 8 20 0 43-2 66-2s48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8.218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8.819cm" svg:y="9.646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layer="layout" svg:width="0.028cm" svg:height="0.668cm" svg:x="9.172cm" svg:y="9.589cm" svg:viewBox="0 0 29 669" svg:d="M29 25c0-14 0-25-14-25-15 0-15 11-15 25v621c0 12 0 23 15 23 14 0 14-11 14-23z">
            <text:p/>
          </draw:path>
          <draw:path draw:style-name="gr3" draw:layer="layout" svg:width="0.028cm" svg:height="0.668cm" svg:x="9.356cm" svg:y="9.589cm" svg:viewBox="0 0 29 669" svg:d="M29 25c0-14-1-25-14-25-15 0-15 11-15 25v621c0 12 0 23 15 23 13 0 14-11 14-23z">
            <text:p/>
          </draw:path>
          <draw:path draw:style-name="gr3" draw:layer="layout" svg:width="0.478cm" svg:height="0.472cm" svg:x="9.489cm" svg:y="9.63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997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98cm" svg:y="9.635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1.106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67cm" svg:height="0.446cm" svg:x="11.682cm" svg:y="9.646cm" svg:viewBox="0 0 268 447" svg:d="M51 395l73-68c104-93 144-129 144-198 0-76-61-129-143-129-76 0-125 61-125 122 0 38 34 38 36 38 11 0 34-10 34-36 0-18-11-35-36-35-4 0-6 0-7 0 15-43 51-68 91-68 61 0 89 55 89 108 0 55-34 109-70 148l-129 145c-8 8-8 9-8 25h249l19-116h-17c-2 19-8 49-13 59-6 5-50 5-65 5z">
            <text:p/>
          </draw:path>
          <draw:path draw:style-name="gr3" draw:layer="layout" svg:width="0.079cm" svg:height="0.2cm" svg:x="12.039cm" svg:y="10.01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12.303cm" svg:y="9.627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12.657cm" svg:y="9.984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2.896cm" svg:y="9.984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3.225cm" svg:y="9.8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13.421cm" svg:y="9.866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13.744cm" svg:y="9.589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14.021cm" svg:y="10.019cm" svg:viewBox="0 0 80 201" svg:d="M80 70c0-43-17-70-44-70-23 0-36 17-36 36 0 17 13 36 36 36 8 0 17-4 25-9 2-2 2-2 4-2v9c0 52-23 92-46 114-8 6-8 8-8 10 0 6 4 7 6 7 8 0 63-51 63-131z">
            <text:p/>
          </draw:path>
        </draw:g>
        <draw:line draw:style-name="gr4" draw:layer="layout" svg:x1="2.32cm" svg:y1="12.56cm" svg:x2="15.274cm" svg:y2="12.56cm">
          <text:p/>
        </draw:line>
        <draw:g>
          <svg:title>TexMaths</svg:title>
          <svg:desc>19§latex§$S(IMSI||RAND1||RAND2,d_{IMSI})$§svg§600§TRUE§</svg:desc>
          <draw:polygon draw:style-name="gr2" draw:layer="layout" svg:width="10.73cm" svg:height="0.666cm" svg:x="3.889cm" svg:y="11.763cm" svg:viewBox="0 0 10731 667" draw:points="5366,667 0,667 0,0 10731,0 10731,667">
            <text:p/>
          </draw:polygon>
          <draw:path draw:style-name="gr3" draw:layer="layout" svg:width="0.396cm" svg:height="0.487cm" svg:x="3.923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157cm" svg:height="0.668cm" svg:x="4.402cm" svg:y="11.76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61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4.966cm" svg:y="11.80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5.692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6.12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6.528cm" svg:y="11.761cm" svg:viewBox="0 0 28 669" svg:d="M28 25c0-14 0-25-13-25-15 0-15 11-15 25v621c0 12 0 23 15 23 13 0 13-11 13-23z">
            <text:p/>
          </draw:path>
          <draw:path draw:style-name="gr3" draw:layer="layout" svg:width="0.027cm" svg:height="0.668cm" svg:x="6.712cm" svg:y="11.761cm" svg:viewBox="0 0 28 669" svg:d="M28 25c0-14 0-25-13-25-15 0-15 11-15 25v621c0 12 0 23 15 23 13 0 13-11 13-23z">
            <text:p/>
          </draw:path>
          <draw:path draw:style-name="gr3" draw:layer="layout" svg:width="0.478cm" svg:height="0.472cm" svg:x="6.845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7.353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854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8.462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21cm" svg:height="0.446cm" svg:x="9.063cm" svg:y="11.818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layer="layout" svg:width="0.027cm" svg:height="0.668cm" svg:x="9.416cm" svg:y="11.761cm" svg:viewBox="0 0 28 669" svg:d="M28 25c0-14 0-25-13-25-15 0-15 11-15 25v621c0 12 0 23 15 23 13 0 13-11 13-23z">
            <text:p/>
          </draw:path>
          <draw:path draw:style-name="gr3" draw:layer="layout" svg:width="0.027cm" svg:height="0.668cm" svg:x="9.6cm" svg:y="11.761cm" svg:viewBox="0 0 28 669" svg:d="M28 25c0-14 0-25-13-25-15 0-15 11-15 25v621c0 12 0 23 15 23 13 0 13-11 13-23z">
            <text:p/>
          </draw:path>
          <draw:path draw:style-name="gr3" draw:layer="layout" svg:width="0.478cm" svg:height="0.472cm" svg:x="9.733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10.241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742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1.35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67cm" svg:height="0.446cm" svg:x="11.926cm" svg:y="11.818cm" svg:viewBox="0 0 268 447" svg:d="M51 395l72-68c105-93 145-129 145-198 0-76-61-129-143-129-76 0-125 61-125 122 0 38 34 38 36 38 11 0 34-10 34-36 0-18-11-35-36-35-4 0-6 0-7 0 15-43 51-68 91-68 61 0 89 55 89 108 0 55-34 109-70 148l-129 145c-8 8-8 9-8 25h249l19-116h-17c-2 19-8 49-14 59-5 5-49 5-64 5z">
            <text:p/>
          </draw:path>
          <draw:path draw:style-name="gr3" draw:layer="layout" svg:width="0.079cm" svg:height="0.2cm" svg:x="12.283cm" svg:y="12.19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12.547cm" svg:y="11.799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221cm" svg:height="0.32cm" svg:x="12.897cm" svg:y="12.042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13.174cm" svg:y="12.042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13.731cm" svg:y="12.033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14.079cm" svg:y="12.042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157cm" svg:height="0.668cm" svg:x="14.398cm" svg:y="11.76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1" draw:layer="layout" svg:width="17.292cm" svg:height="2.049cm" svg:x="6.858cm" svg:y="5.5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e_{IMSI} = g(e_{hnid},IMSI||ET_{IMSI})$§svg§600§FALSE§</svg:desc>
          <draw:polygon draw:style-name="gr5" draw:layer="layout" svg:width="9.934cm" svg:height="0.666cm" svg:x="8.378cm" svg:y="6.75cm" svg:viewBox="0 0 9935 667" draw:points="4967,667 0,667 0,0 9935,0 9935,667">
            <text:p/>
          </draw:polygon>
          <draw:path draw:style-name="gr3" draw:layer="layout" svg:width="0.257cm" svg:height="0.303cm" svg:x="8.408cm" svg:y="6.953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221cm" svg:height="0.32cm" svg:x="8.718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8.994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9.552cm" svg:y="7.02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9.9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45cm" svg:height="0.157cm" svg:x="10.403cm" svg:y="7.00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07cm" svg:height="0.432cm" svg:x="11.078cm" svg:y="6.953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57cm" svg:height="0.668cm" svg:x="11.475cm" svg:y="6.74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257cm" svg:height="0.303cm" svg:x="11.699cm" svg:y="6.953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layer="layout" svg:width="0.255cm" svg:height="0.33cm" svg:x="12.013cm" svg:y="7.025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12.311cm" svg:y="7.143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12.64cm" svg:y="7.039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2.835cm" svg:y="7.025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13.179cm" svg:y="7.17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13.44cm" svg:y="6.794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13.791cm" svg:y="6.79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4.515cm" svg:y="6.77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4.95cm" svg:y="6.79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15.351cm" svg:y="6.748cm" svg:viewBox="0 0 28 669" svg:d="M28 25c0-14 0-25-13-25-15 0-15 11-15 25v621c0 12 0 23 15 23 13 0 13-11 13-23z">
            <text:p/>
          </draw:path>
          <draw:path draw:style-name="gr3" draw:layer="layout" svg:width="0.027cm" svg:height="0.668cm" svg:x="15.535cm" svg:y="6.748cm" svg:viewBox="0 0 28 669" svg:d="M28 25c0-14 0-25-13-25-15 0-15 11-15 25v621c0 12 0 23 15 23 13 0 13-11 13-23z">
            <text:p/>
          </draw:path>
          <draw:path draw:style-name="gr3" draw:layer="layout" svg:width="0.485cm" svg:height="0.455cm" svg:x="15.666cm" svg:y="6.796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layer="layout" svg:width="0.455cm" svg:height="0.453cm" svg:x="16.187cm" svg:y="6.797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221cm" svg:height="0.32cm" svg:x="16.59cm" svg:y="7.029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16.867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17.424cm" svg:y="7.02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17.772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157cm" svg:height="0.668cm" svg:x="18.091cm" svg:y="6.74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4" draw:layer="layout" svg:x1="15.249cm" svg:y1="23.11cm" svg:x2="2.295cm" svg:y2="23.11cm">
          <text:p/>
        </draw:line>
        <draw:g>
          <svg:title>TexMaths</svg:title>
          <svg:desc>19§latex§UMTS/LTE Authentication Request§svg§600§TRUE§</svg:desc>
          <draw:polygon draw:style-name="gr2" draw:layer="layout" svg:width="10.715cm" svg:height="0.666cm" svg:x="3.196cm" svg:y="22.287cm" svg:viewBox="0 0 10716 667" draw:points="5358,667 0,667 0,0 10716,0 10716,667">
            <text:p/>
          </draw:polygon>
          <draw:path draw:style-name="gr3" draw:layer="layout" svg:width="0.457cm" svg:height="0.472cm" svg:x="3.219cm" svg:y="22.331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3.72cm" svg:y="22.33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4.328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297cm" svg:height="0.487cm" svg:x="4.822cm" svg:y="22.315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5.193cm" svg:y="22.285cm" svg:viewBox="0 0 260 669" svg:d="M257 25c3-8 3-10 3-12 0-7-5-13-13-13-9 0-11 8-15 13l-228 631c-4 10-4 12-4 12 0 7 6 13 13 13 10 0 12-6 16-13z">
            <text:p/>
          </draw:path>
          <draw:path draw:style-name="gr3" draw:layer="layout" svg:width="0.368cm" svg:height="0.457cm" svg:x="5.51cm" svg:y="22.331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layer="layout" svg:width="0.434cm" svg:height="0.453cm" svg:x="5.871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415cm" svg:height="0.455cm" svg:x="6.35cm" svg:y="22.333cm" svg:viewBox="0 0 416 456" svg:d="M68 403c0 25 0 32-53 32h-15v21h388l28-173h-17c-17 103-32 152-148 152h-89c-31 0-33-4-33-26v-179h61c65 0 72 21 72 78h17v-179h-17c0 59-7 80-72 80h-61v-161c0-23 2-27 33-27h87c102 0 120 36 131 129h17l-19-150h-378v21h15c53 0 53 8 53 32z">
            <text:p/>
          </draw:path>
          <draw:path draw:style-name="gr3" draw:layer="layout" svg:width="0.459cm" svg:height="0.48cm" svg:x="7.025cm" svg:y="22.308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337cm" svg:height="0.303cm" svg:x="7.524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7.885cm" svg:y="22.374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8.151cm" svg:y="22.32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8.5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8.818cm" svg:y="22.49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9.16cm" svg:y="22.374cm" svg:viewBox="0 0 211 420" svg:d="M105 144h95v-20h-95v-124h-18c-2 55-20 127-87 129v15h57v185c0 83 63 91 87 91 48 0 67-47 67-91v-38h-17v38c0 49-19 74-46 74-44 0-43-61-43-72z">
            <text:p/>
          </draw:path>
          <draw:path draw:style-name="gr3" draw:layer="layout" svg:width="0.143cm" svg:height="0.448cm" svg:x="9.428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9.614cm" svg:y="22.48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9.914cm" svg:y="22.486cm" svg:viewBox="0 0 302 308" svg:d="M196 251c2 26 21 55 51 55 15 0 55-10 55-65v-38h-15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0.232cm" svg:y="22.37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10.5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10.682cm" svg:y="22.48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1.016cm" svg:y="22.4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466cm" svg:height="0.472cm" svg:x="11.611cm" svg:y="22.331cm" svg:viewBox="0 0 467 473" svg:d="M127 220v-172c0-16 0-23 14-25 7-2 26-2 40-2 60 0 136 2 136 101 0 45-17 98-116 98zM268 230c64-15 118-57 118-108 0-65-76-122-175-122h-211v21h15c53 0 53 8 53 32v352c0 25 0 32-53 32h-15v21c25-2 72-2 99-2 24 0 72 0 97 2v-21h-15c-54 0-54-7-54-32v-169h76c12 0 40 0 63 22 25 25 25 46 25 90s0 72 28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2.096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27cm" svg:x="12.396cm" svg:y="22.49cm" svg:viewBox="0 0 331 428" svg:d="M232 257v119c0 31-8 31-51 31v21c22-2 56-4 74-4 19 0 53 2 76 4v-21c-44 0-52 0-52-31v-376h-15l-26 61c-8-19-37-61-90-61-78 0-148 65-148 152 0 84 65 152 143 152 47 0 75-28 89-47zM234 110v95c0 21-12 40-27 57-8 10-30 27-61 27-49 0-91-59-91-137 0-80 48-135 97-135 55 0 82 59 82 93z">
            <text:p/>
          </draw:path>
          <draw:path draw:style-name="gr3" draw:layer="layout" svg:width="0.337cm" svg:height="0.303cm" svg:x="12.745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13.11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13.41cm" svg:y="22.48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1cm" svg:height="0.419cm" svg:x="13.665cm" svg:y="22.374cm" svg:viewBox="0 0 211 420" svg:d="M105 144h95v-20h-95v-124h-18c-1 55-20 127-87 129v15h57v185c0 83 63 91 87 91 48 0 67-47 67-91v-38h-17v38c0 49-21 74-46 74-43 0-43-61-43-72z">
            <text:p/>
          </draw:path>
        </draw:g>
        <draw:line draw:style-name="gr4" draw:layer="layout" svg:x1="2.301cm" svg:y1="24.642cm" svg:x2="15.232cm" svg:y2="24.642cm">
          <text:p/>
        </draw:line>
        <draw:g>
          <svg:title>TexMaths</svg:title>
          <svg:desc>19§latex§UMTS/LTE Authentication Response§svg§600§TRUE§</svg:desc>
          <draw:polygon draw:style-name="gr2" draw:layer="layout" svg:width="11.089cm" svg:height="0.666cm" svg:x="3.518cm" svg:y="23.765cm" svg:viewBox="0 0 11090 667" draw:points="5544,667 0,667 0,0 11090,0 11090,667">
            <text:p/>
          </draw:polygon>
          <draw:path draw:style-name="gr3" draw:layer="layout" svg:width="0.457cm" svg:height="0.472cm" svg:x="3.541cm" svg:y="23.809cm" svg:viewBox="0 0 458 473" svg:d="M369 304c0 95-65 148-130 148-32 0-110-17-110-144v-255c0-24 0-32 53-32h16v-21c-23 2-73 2-99 2-25 0-76 0-99-2v21h15c53 0 53 8 53 32v253c0 93 78 167 169 167 78 0 139-62 151-138 1-14 1-20 1-48v-215c0-21 0-51 69-51v-21c-25 0-57 2-80 2s-55-2-80-2v21c71 0 71 32 71 49z">
            <text:p/>
          </draw:path>
          <draw:path draw:style-name="gr3" draw:layer="layout" svg:width="0.563cm" svg:height="0.457cm" svg:x="4.042cm" svg:y="23.809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4.65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297cm" svg:height="0.487cm" svg:x="5.144cm" svg:y="23.79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259cm" svg:height="0.668cm" svg:x="5.515cm" svg:y="23.763cm" svg:viewBox="0 0 260 669" svg:d="M256 25c4-8 4-10 4-12 0-7-5-13-13-13-10 0-11 8-15 13l-228 631c-4 10-4 12-4 12 0 7 6 13 13 13 10 0 12-6 15-13z">
            <text:p/>
          </draw:path>
          <draw:path draw:style-name="gr3" draw:layer="layout" svg:width="0.368cm" svg:height="0.457cm" svg:x="5.832cm" svg:y="23.80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layer="layout" svg:width="0.434cm" svg:height="0.453cm" svg:x="6.193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415cm" svg:height="0.455cm" svg:x="6.672cm" svg:y="23.81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layer="layout" svg:width="0.459cm" svg:height="0.48cm" svg:x="7.346cm" svg:y="23.786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layer="layout" svg:width="0.337cm" svg:height="0.303cm" svg:x="7.846cm" svg:y="23.96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8.207cm" svg:y="23.852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8.473cm" svg:y="23.80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8.842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9.14cm" svg:y="23.96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9.482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9.75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9.936cm" svg:y="23.96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10.236cm" svg:y="23.964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10.554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10.821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11.00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1.338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466cm" svg:height="0.472cm" svg:x="11.933cm" svg:y="23.809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5 25 25 46 25 90s0 72 28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2.417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12.716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33cm" svg:height="0.427cm" svg:x="12.976cm" svg:y="23.96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297cm" svg:height="0.307cm" svg:x="13.36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3.7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9cm" svg:height="0.307cm" svg:x="14.068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59cm" svg:height="0.307cm" svg:x="14.329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custom-shape draw:style-name="gr9" draw:text-style-name="P1" draw:layer="layout" svg:width="17.272cm" svg:height="0.959cm" svg:x="6.858cm" svg:y="7.9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has a pre-fetched UMTS/LTE AV for IMSI then jump to step 10§svg§600§FALSE§</svg:desc>
          <draw:polygon draw:style-name="gr5" draw:layer="layout" svg:width="15.227cm" svg:height="0.491cm" svg:x="8.326cm" svg:y="8.129cm" svg:viewBox="0 0 15228 492" draw:points="7613,492 0,492 0,0 15228,0 15228,492">
            <text:p/>
          </draw:polygon>
          <draw:path draw:style-name="gr3" draw:layer="layout" svg:width="0.105cm" svg:height="0.33cm" svg:x="8.343cm" svg:y="8.16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16cm" svg:height="0.348cm" svg:x="8.479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359cm" svg:x="8.803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layer="layout" svg:width="0.336cm" svg:height="0.337cm" svg:x="9.065cm" svg:y="8.162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layer="layout" svg:width="0.248cm" svg:height="0.342cm" svg:x="9.59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2cm" svg:height="0.226cm" svg:x="9.873cm" svg:y="8.27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1cm" svg:height="0.226cm" svg:x="10.114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23cm" svg:height="0.226cm" svg:x="10.475cm" svg:y="8.27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3cm" svg:height="0.314cm" svg:x="10.878cm" svg:y="8.27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1.15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11.342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3" draw:layer="layout" svg:width="0.131cm" svg:height="0.028cm" svg:x="11.552cm" svg:y="8.377cm" svg:viewBox="0 0 132 29" draw:points="132,29 132,0 0,0 0,29">
            <text:p/>
          </draw:polygon>
          <draw:path draw:style-name="gr3" draw:layer="layout" svg:width="0.16cm" svg:height="0.348cm" svg:x="11.72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191cm" svg:height="0.226cm" svg:x="11.874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54cm" svg:height="0.309cm" svg:x="12.086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188cm" svg:height="0.226cm" svg:x="12.285cm" svg:y="8.276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48cm" svg:height="0.342cm" svg:x="12.488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2.758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98cm" svg:y="8.156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336cm" svg:height="0.348cm" svg:x="13.415cm" svg:y="8.162cm" svg:viewBox="0 0 337 349" svg:d="M272 224c0 70-48 109-96 109-23 0-81-12-81-106v-188c0-18 0-24 39-24h12v-15c-17 1-54 1-73 1-18 0-56 0-73-1v15h11c39 0 39 6 39 24v186c0 69 58 124 125 124 57 0 102-46 111-102 1-10 1-15 1-36v-158c0-15 0-38 50-38v-15c-18 0-42 1-58 1-17 0-41-1-59-1v15c52 0 52 24 52 37z">
            <text:p/>
          </draw:path>
          <draw:path draw:style-name="gr3" draw:layer="layout" svg:width="0.415cm" svg:height="0.337cm" svg:x="13.785cm" svg:y="8.162cm" svg:viewBox="0 0 416 338" svg:d="M101 11c-4-11-6-11-17-11h-84v15h11c39 0 39 6 39 24v247c0 14 0 36-50 36v16c17 0 42-2 57-2 17 0 41 2 59 2v-16c-52 0-52-22-52-36v-266h2l119 306c1 7 4 12 10 12 4 0 5-5 8-10l122-313v285c0 17-2 22-39 22h-12v16c19-2 52-2 72-2 18 0 52 0 70 2v-16h-13c-38 0-38-5-38-22v-261c0-18 0-24 38-24h13v-15h-84c-13 0-13 0-16 10l-109 277z">
            <text:p/>
          </draw:path>
          <draw:path draw:style-name="gr3" draw:layer="layout" svg:width="0.32cm" svg:height="0.334cm" svg:x="14.233cm" svg:y="8.164cm" svg:viewBox="0 0 321 335" svg:d="M311 0h-301l-10 111h13c7-79 14-96 88-96 10 0 22 0 26 2 12 1 12 7 12 18v261c0 16 0 23-52 23h-20v16c20-2 70-2 93-2s74 0 93 2v-16h-19c-52 0-52-7-52-23v-261c0-10 0-17 10-18 4-2 18-2 28-2 74 0 81 17 88 96h13z">
            <text:p/>
          </draw:path>
          <draw:path draw:style-name="gr3" draw:layer="layout" svg:width="0.219cm" svg:height="0.359cm" svg:x="14.597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3-3-79-27-29-28-30-59-30-77-2-4-5-4-6-4-7 0-7 2-7 11v99c0 9 0 13 6 13 2 0 4-1 7-7 0 0 1-1 18-28 15 17 47 35 91 35 57 0 98-49 98-104 0-49-34-89-74-99z">
            <text:p/>
          </draw:path>
          <draw:path draw:style-name="gr3" draw:layer="layout" svg:width="0.191cm" svg:height="0.492cm" svg:x="14.87cm" svg:y="8.128cm" svg:viewBox="0 0 192 493" svg:d="M189 18c3-5 3-7 3-8 0-6-4-10-10-10-7 0-8 6-11 10l-168 465c-3 7-3 8-3 8 0 6 4 10 10 10 7 0 8-4 10-10z">
            <text:p/>
          </draw:path>
          <draw:path draw:style-name="gr3" draw:layer="layout" svg:width="0.271cm" svg:height="0.337cm" svg:x="15.103cm" svg:y="8.162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3" draw:layer="layout" svg:width="0.32cm" svg:height="0.334cm" svg:x="15.371cm" svg:y="8.164cm" svg:viewBox="0 0 321 335" svg:d="M311 0h-301l-10 111h13c7-79 14-96 88-96 10 0 22 0 26 2 12 1 12 7 12 18v261c0 16 0 23-52 23h-20v16c20-2 70-2 93-2s74 0 93 2v-16h-19c-52 0-52-7-52-23v-261c0-10 0-17 10-18 5-2 18-2 28-2 74 0 81 17 88 96h13z">
            <text:p/>
          </draw:path>
          <draw:path draw:style-name="gr3" draw:layer="layout" svg:width="0.306cm" svg:height="0.335cm" svg:x="15.722cm" svg:y="8.16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3" draw:layer="layout" svg:width="0.338cm" svg:height="0.353cm" svg:x="16.219cm" svg:y="8.145cm" svg:viewBox="0 0 339 354" svg:d="M181 10c-3-7-3-10-12-10-8 0-9 3-11 10l-103 295c-9 26-28 33-55 34v15c11-1 32-1 50-1 16 0 41 0 58 1v-15c-25 0-38-13-38-25 0-2 0-7 1-9l23-64h122l26 76c0 2 2 5 2 7 0 15-28 15-41 15v15c17-1 52-1 71-1 21 0 44 0 65 1v-15h-10c-29 0-36-4-42-20zM154 66l56 159h-111z">
            <text:p/>
          </draw:path>
          <draw:path draw:style-name="gr3" draw:layer="layout" svg:width="0.35cm" svg:height="0.348cm" svg:x="16.526cm" svg:y="8.162cm" svg:viewBox="0 0 351 349" svg:d="M297 49c7-18 21-34 54-34v-15c-15 1-35 1-47 1-16 0-44-1-58-1v15c27 0 37 13 37 26 0 2-2 7-3 9l-90 239-95-250c-3-7-3-8-3-10 0-14 28-14 41-14v-15c-17 1-52 1-70 1-24 0-45-1-63-1v15c32 0 42 0 49 19l113 304c5 9 7 11 13 11 8 0 10-3 13-10z">
            <text:p/>
          </draw:path>
          <draw:path draw:style-name="gr3" draw:layer="layout" svg:width="0.16cm" svg:height="0.348cm" svg:x="17.06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226cm" svg:x="17.212cm" svg:y="8.276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166cm" svg:height="0.217cm" svg:x="17.457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5cm" svg:height="0.337cm" svg:x="17.814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layer="layout" svg:width="0.415cm" svg:height="0.337cm" svg:x="17.995cm" svg:y="8.162cm" svg:viewBox="0 0 416 338" svg:d="M101 11c-4-11-6-11-17-11h-84v15h11c39 0 39 6 39 24v247c0 14 0 36-50 36v16c17 0 42-2 57-2 17 0 41 2 59 2v-16c-52 0-52-22-52-36v-266h2l119 306c1 7 4 12 10 12 4 0 5-5 8-10l122-313v285c0 17-2 22-39 22h-12v16c19-2 52-2 70-2 20 0 54 0 72 2v-16h-13c-38 0-38-5-38-22v-261c0-18 0-24 38-24h13v-15h-84c-13 0-13 0-16 10l-109 277z">
            <text:p/>
          </draw:path>
          <draw:path draw:style-name="gr3" draw:layer="layout" svg:width="0.219cm" svg:height="0.359cm" svg:x="18.454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layer="layout" svg:width="0.15cm" svg:height="0.337cm" svg:x="18.713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layer="layout" svg:width="0.154cm" svg:height="0.309cm" svg:x="19.049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9.24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9.516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9.736cm" svg:y="8.2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24cm" svg:height="0.43cm" svg:x="20.137cm" svg:y="8.167cm" svg:viewBox="0 0 125 431" svg:d="M125 112l-76 6v15c38 0 42 3 42 28v195c0 22-4 64-36 64-2 0-13 0-27-5 8-3 18-10 18-23 0-12-10-22-24-22s-22 10-22 22c0 25 28 39 56 39 38 0 69-30 69-75zM125 27c0-16-13-27-27-27s-27 11-27 27c0 14 13 25 27 25s27-11 27-25z">
            <text:p/>
          </draw:path>
          <draw:path draw:style-name="gr3" draw:layer="layout" svg:width="0.248cm" svg:height="0.223cm" svg:x="20.323cm" svg:y="8.27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20.594cm" svg:y="8.27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21.002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54cm" svg:height="0.309cm" svg:x="21.433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19cm" svg:height="0.226cm" svg:x="21.628cm" svg:y="8.27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1cm" svg:height="0.226cm" svg:x="22.039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9cm" svg:x="22.227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22.421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22.64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3cm" svg:height="0.328cm" svg:x="23.106cm" svg:y="8.17cm" svg:viewBox="0 0 164 329" svg:d="M102 13c0-12 0-13-11-13-31 32-76 32-91 32v16c10 0 39 0 64-14v256c0 18-1 24-46 24h-15v15c18-1 60-1 81-1 20 0 63 0 80 1v-15h-16c-44 0-46-6-46-24z">
            <text:p/>
          </draw:path>
          <draw:path draw:style-name="gr3" draw:layer="layout" svg:width="0.208cm" svg:height="0.339cm" svg:x="23.326cm" svg:y="8.1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custom-shape draw:style-name="gr10" draw:text-style-name="P1" draw:layer="layout" svg:width="18.288cm" svg:height="2.286cm" svg:x="0.762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ME and SN compute shared keys $CK,IK$ or $K_{ASME}$ based on $RAND1,RAND2$ §svg§600§TRUE§</svg:desc>
          <draw:polygon draw:style-name="gr2" draw:layer="layout" svg:width="17.085cm" svg:height="0.436cm" svg:x="1.642cm" svg:y="13.23cm" svg:viewBox="0 0 17086 437" draw:points="8543,437 0,437 0,0 17086,0 17086,437">
            <text:p/>
          </draw:polygon>
          <draw:path draw:style-name="gr3" draw:layer="layout" svg:width="0.415cm" svg:height="0.336cm" svg:x="1.66cm" svg:y="13.234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layer="layout" svg:width="0.306cm" svg:height="0.335cm" svg:x="2.108cm" svg:y="13.236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layer="layout" svg:width="0.223cm" svg:height="0.226cm" svg:x="2.555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2.796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3.069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19cm" svg:height="0.359cm" svg:x="3.461cm" svg:y="13.223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3" draw:layer="layout" svg:width="0.336cm" svg:height="0.336cm" svg:x="3.722cm" svg:y="13.23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3" draw:layer="layout" svg:width="0.188cm" svg:height="0.226cm" svg:x="4.2cm" svg:y="13.3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19cm" svg:height="0.226cm" svg:x="4.414cm" svg:y="13.35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384cm" svg:height="0.217cm" svg:x="4.662cm" svg:y="13.353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5.068cm" svg:y="13.35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248cm" svg:height="0.223cm" svg:x="5.342cm" svg:y="13.35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54cm" svg:height="0.308cm" svg:x="5.608cm" svg:y="13.268cm" svg:viewBox="0 0 155 309" svg:d="M77 106h70v-15h-70v-91h-13c-1 41-15 94-64 95v11h42v136c0 62 46 67 64 67 35 0 49-35 49-67v-28h-12v28c0 37-16 55-34 55-32 0-32-45-32-53z">
            <text:p/>
          </draw:path>
          <draw:path draw:style-name="gr3" draw:layer="layout" svg:width="0.191cm" svg:height="0.226cm" svg:x="5.803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1cm" svg:height="0.226cm" svg:x="6.133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342cm" svg:x="6.327cm" svg:y="13.22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3cm" svg:height="0.226cm" svg:x="6.604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6cm" svg:height="0.217cm" svg:x="6.842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7.03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7.25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38cm" svg:height="0.342cm" svg:x="7.633cm" svg:y="13.229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7.878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8.092cm" svg:y="13.35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layer="layout" svg:width="0.161cm" svg:height="0.226cm" svg:x="8.357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35cm" svg:height="0.359cm" svg:x="8.669cm" svg:y="13.223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21-1 25 0 5 5 5 7 5 7 0 7-1 8-9z">
            <text:p/>
          </draw:path>
          <draw:path draw:style-name="gr3" draw:layer="layout" svg:width="0.419cm" svg:height="0.336cm" svg:x="9.048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layer="layout" svg:width="0.058cm" svg:height="0.147cm" svg:x="9.496cm" svg:y="13.519cm" svg:viewBox="0 0 59 148" svg:d="M59 52c0-32-13-52-32-52-17 0-27 13-27 27 0 12 10 26 27 26 5 0 12-3 18-7 1-1 1-1 3-1v7c0 38-17 67-34 84-6 4-6 5-6 7 0 4 3 5 5 5 5 0 46-37 46-96z">
            <text:p/>
          </draw:path>
          <draw:path draw:style-name="gr3" draw:layer="layout" svg:width="0.229cm" svg:height="0.336cm" svg:x="9.688cm" svg:y="13.234cm" svg:viewBox="0 0 230 337" svg:d="M168 38c4-18 6-23 45-23 12 0 17 0 17-9 0-6-6-6-9-6-14 0-50 1-64 1-16 0-52-1-66-1-4 0-10 0-10 10 0 5 4 5 14 5 20 0 34 0 34 10 0 2 0 3-2 7l-67 268c-4 18-5 22-45 22-11 0-15 0-15 10 0 5 6 5 7 5 15 0 50-1 66-1 14 0 50 1 66 1 4 0 9 0 9-9 0-6-4-6-15-6-8 0-11 0-21-1-10 0-13-3-13-9 0-3 2-7 3-11z">
            <text:p/>
          </draw:path>
          <draw:path draw:style-name="gr3" draw:layer="layout" svg:width="0.419cm" svg:height="0.336cm" svg:x="9.944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layer="layout" svg:width="0.219cm" svg:height="0.226cm" svg:x="10.5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6cm" svg:height="0.217cm" svg:x="10.745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419cm" svg:height="0.336cm" svg:x="11.052cm" svg:y="13.234cm" svg:viewBox="0 0 420 337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7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1-6-20 0-27-4-34-22z">
            <text:p/>
          </draw:path>
          <draw:path draw:style-name="gr3" draw:layer="layout" svg:width="0.259cm" svg:height="0.245cm" svg:x="11.469cm" svg:y="13.39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3" draw:layer="layout" svg:width="0.219cm" svg:height="0.25cm" svg:x="11.77cm" svg:y="13.402cm" svg:viewBox="0 0 220 251" svg:d="M220 4c0-1-2-4-4-4s-3 0-7 4l-17 21c-14-19-35-25-56-25-49 0-93 39-93 80 0 4 2 18 12 31 12 14 25 18 49 22 5 3 23 6 29 7 10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6 4c5 0 5-1 7-7z">
            <text:p/>
          </draw:path>
          <draw:path draw:style-name="gr3" draw:layer="layout" svg:width="0.367cm" svg:height="0.236cm" svg:x="12.029cm" svg:y="13.409cm" svg:viewBox="0 0 368 237" svg:d="M328 28c2-13 4-15 29-15 7 0 11 0 11-7 0-6-4-6-10-6h-47c-10 0-10 0-14 7l-135 197-33-194c-2-10-2-10-13-10h-49c-7 0-11 0-11 7 0 6 4 6 11 6 6 0 7 0 14 0 6 1 7 1 7 5 0 0 0 3-1 7l-44 175c-2 11-8 23-36 24-3 0-7 0-7 8 0 0 0 5 6 5 9 0 23-2 35-2 8 0 29 2 37 2 2 0 7 0 7-7 0-6-5-6-8-6-22 0-22-10-22-14 0-1 0-3 1-8l46-185 38 210c1 7 1 10 7 10 4 0 7-5 10-7l145-217v1l-49 196c-2 11-2 14-30 14-6 0-10 0-10 8 0 0 0 5 5 5 7 0 14-2 21-2s16 0 23 0c10 0 33 2 43 2 3 0 7 0 7-7 0-6-4-6-11-6 0 0-7 0-13 0-8-1-8-3-8-6 0-2 1-5 1-8z">
            <text:p/>
          </draw:path>
          <draw:path draw:style-name="gr3" draw:layer="layout" svg:width="0.267cm" svg:height="0.234cm" svg:x="12.438cm" svg:y="13.411cm" svg:viewBox="0 0 268 235" svg:d="M251 155c1-4 1-5 1-7 0-1-1-4-6-4 0 0-2 0-4 2 0 0 0 1-4 9-22 51-41 68-97 68h-58c-12 0-12 0-12-3 0-2 0-3 2-9l22-92h39c28 0 31 4 31 17 0 3 0 8-1 15-2 3-2 3-2 4 0 0 0 5 6 5s6-2 7-7l18-77c2-5 2-5 2-5 0-4-3-5-6-5-4 0-4 3-7 10-7 26-18 30-48 30h-36l21-82c3-10 4-11 18-11h56c46 0 58 9 58 40 0 9-2 18-2 21s2 6 6 6c5 0 5-3 5-10l7-60c2-10-1-10-9-10h-191c-7 0-11 0-11 7 0 6 4 6 11 6 6 0 7 0 13 0 7 1 8 1 8 5 0 3-1 6-1 7l-46 182c-3 13-3 16-31 16-6 0-10 0-10 8 0 4 4 4 10 4h196c8 0 10 0 12-5z">
            <text:p/>
          </draw:path>
          <draw:path draw:style-name="gr3" draw:layer="layout" svg:width="0.243cm" svg:height="0.348cm" svg:x="12.873cm" svg:y="13.229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3" draw:layer="layout" svg:width="0.223cm" svg:height="0.226cm" svg:x="13.153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1cm" svg:height="0.226cm" svg:x="13.394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91cm" svg:height="0.226cm" svg:x="13.58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3.80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19cm" svg:height="0.226cm" svg:x="14.183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14.431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352cm" svg:height="0.348cm" svg:x="14.816cm" svg:y="13.234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layer="layout" svg:width="0.338cm" svg:height="0.353cm" svg:x="15.19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29-310c-1-10-1-11-10-11-8 0-10 3-12 8zM130 224l98-162 16 162z">
            <text:p/>
          </draw:path>
          <draw:path draw:style-name="gr3" draw:layer="layout" svg:width="0.415cm" svg:height="0.336cm" svg:x="15.56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layer="layout" svg:width="0.377cm" svg:height="0.336cm" svg:x="16.008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layer="layout" svg:width="0.163cm" svg:height="0.328cm" svg:x="16.452cm" svg:y="13.243cm" svg:viewBox="0 0 164 329" svg:d="M102 13c0-12 0-13-11-13-31 32-76 32-91 32v16c10 0 39 0 64-14v256c0 18-1 24-46 24h-15v15c18-1 60-1 81-1 20 0 63 0 80 1v-15h-16c-44 0-46-6-46-24z">
            <text:p/>
          </draw:path>
          <draw:path draw:style-name="gr3" draw:layer="layout" svg:width="0.058cm" svg:height="0.147cm" svg:x="16.695cm" svg:y="13.519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layer="layout" svg:width="0.352cm" svg:height="0.348cm" svg:x="16.891cm" svg:y="13.234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layer="layout" svg:width="0.338cm" svg:height="0.353cm" svg:x="17.264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30-310c0-10 0-11-9-11-8 0-10 3-12 8zM130 224l98-162 16 162z">
            <text:p/>
          </draw:path>
          <draw:path draw:style-name="gr3" draw:layer="layout" svg:width="0.415cm" svg:height="0.336cm" svg:x="17.633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layer="layout" svg:width="0.377cm" svg:height="0.336cm" svg:x="18.081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layer="layout" svg:width="0.196cm" svg:height="0.328cm" svg:x="18.505cm" svg:y="13.2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</draw:g>
        <draw:g>
          <svg:title>TexMaths</svg:title>
          <svg:desc>14§latex§Different key derivation functions (KDF) can be used to generate the keys§svg§600§TRUE§</svg:desc>
          <draw:polygon draw:style-name="gr2" draw:layer="layout" svg:width="15.972cm" svg:height="0.491cm" svg:x="1.634cm" svg:y="13.896cm" svg:viewBox="0 0 15973 492" draw:points="7986,492 0,492 0,0 15973,0 15973,492">
            <text:p/>
          </draw:polygon>
          <draw:path draw:style-name="gr3" draw:layer="layout" svg:width="0.331cm" svg:height="0.337cm" svg:x="1.651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layer="layout" svg:width="0.105cm" svg:height="0.33cm" svg:x="2.025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96cm" svg:height="0.348cm" svg:x="2.158cm" svg:y="13.917cm" svg:viewBox="0 0 297 349" svg:d="M209 151h56v-15h-58v-58c0-44 24-67 45-67 3 0 10 0 17 3-6 3-14 8-14 21 0 11 7 21 21 21s21-10 21-21c0-18-17-35-45-35-29 0-50 18-53 21-14-18-42-21-56-21-46 0-104 25-104 78v58h-39v15h39v160c0 22-5 22-39 22v16c17-2 43-2 56-2 11 0 36 0 55 2v-16c-34 0-40 0-40-22v-160h104v160c0 22-6 22-38 22v16c20-2 42-2 56-2 20 0 44 0 63 2v-16h-10c-37 0-37-5-37-23zM70 136v-56c0-48 41-69 73-69 24 0 38 9 39 9v1c-8 1-18 7-18 21 0 3 0 15 12 20-1 7-1 11-1 16v58z">
            <text:p/>
          </draw:path>
          <draw:path draw:style-name="gr3" draw:layer="layout" svg:width="0.191cm" svg:height="0.226cm" svg:x="2.44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2.662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2.85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3.075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54cm" svg:height="0.309cm" svg:x="3.327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38cm" svg:height="0.342cm" svg:x="3.685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3.9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4.144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243cm" svg:height="0.348cm" svg:x="4.57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191cm" svg:height="0.226cm" svg:x="4.84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5.061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5.25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41cm" svg:height="0.217cm" svg:x="5.385cm" svg:y="14.052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222cm" svg:height="0.226cm" svg:x="5.628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5.86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05cm" svg:height="0.33cm" svg:x="6.0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19cm" svg:height="0.226cm" svg:x="6.19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6.4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6cm" svg:height="0.348cm" svg:x="6.877cm" svg:y="13.917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48cm" svg:height="0.223cm" svg:x="7.026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248cm" svg:height="0.217cm" svg:x="7.299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88cm" svg:height="0.226cm" svg:x="7.57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154cm" svg:height="0.309cm" svg:x="7.7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05cm" svg:height="0.33cm" svg:x="7.98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19cm" svg:height="0.226cm" svg:x="8.11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8.361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61cm" svg:height="0.226cm" svg:x="8.633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15cm" svg:height="0.492cm" svg:x="9.023cm" svg:y="13.89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layer="layout" svg:width="0.346cm" svg:height="0.337cm" svg:x="9.182cm" svg:y="13.929cm" svg:viewBox="0 0 347 338" svg:d="M181 130l89-85c4-4 31-30 70-30v-15c-12 1-28 1-42 1-18 0-46 0-63-1v15c20 0 24 12 24 17 0 7-6 13-10 16l-154 148v-157c0-18 0-24 39-24h12v-15c-17 1-54 1-73 1-18 0-56 0-73-1v15h11c39 0 39 6 39 24v261c0 17 0 22-39 22h-11v16c17-2 53-2 73-2 18 0 56 0 73 2v-16h-12c-39 0-39-5-39-22v-87l58-55 89 133c3 5 7 10 7 17 0 14-19 14-29 14v16c17-2 52-2 70-2s36 0 57 2v-16c-26 0-36-1-52-24z">
            <text:p/>
          </draw:path>
          <draw:path draw:style-name="gr3" draw:layer="layout" svg:width="0.331cm" svg:height="0.337cm" svg:x="9.564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layer="layout" svg:width="0.285cm" svg:height="0.335cm" svg:x="9.938cm" svg:y="13.93cm" svg:viewBox="0 0 286 336" svg:d="M272 0h-272v15h11c39 0 39 6 39 24v258c0 18 0 24-39 24h-11v15c17-1 56-1 76-1 19 0 64 0 82 1v-15h-17c-46 0-46-7-46-24v-122h42c48 0 53 17 53 59h12v-132h-12c0 42-5 58-53 58h-42v-125c0-17 0-20 24-20h59c74 0 87 28 95 96h13z">
            <text:p/>
          </draw:path>
          <draw:path draw:style-name="gr3" draw:layer="layout" svg:width="0.115cm" svg:height="0.492cm" svg:x="10.269cm" svg:y="13.895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3" draw:layer="layout" svg:width="0.188cm" svg:height="0.226cm" svg:x="10.61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22cm" svg:height="0.226cm" svg:x="10.834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1.07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11.508cm" svg:y="13.923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3" draw:layer="layout" svg:width="0.191cm" svg:height="0.226cm" svg:x="11.79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23cm" svg:x="12.179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61cm" svg:height="0.226cm" svg:x="12.452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91cm" svg:height="0.226cm" svg:x="12.6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86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154cm" svg:height="0.309cm" svg:x="13.29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19cm" svg:height="0.226cm" svg:x="13.487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26cm" svg:height="0.325cm" svg:x="13.897cm" svg:y="14.041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3" draw:layer="layout" svg:width="0.191cm" svg:height="0.226cm" svg:x="14.1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4.362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91cm" svg:height="0.226cm" svg:x="14.63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14.849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22cm" svg:height="0.226cm" svg:x="15.049cm" svg:y="14.043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5.2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15.478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54cm" svg:height="0.309cm" svg:x="15.854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6.052cm" svg:y="13.923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6.32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38cm" svg:height="0.342cm" svg:x="16.704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16.949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17.163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161cm" svg:height="0.226cm" svg:x="17.428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9§latex§$E(RAND1,RAND2,e_{IMSI})$§svg§600§TRUE§</svg:desc>
          <draw:polygon draw:style-name="gr2" draw:layer="layout" svg:width="8.479cm" svg:height="0.666cm" svg:x="4.727cm" svg:y="10.564cm" svg:viewBox="0 0 8480 667" draw:points="4241,667 0,667 0,0 8480,0 8480,667">
            <text:p/>
          </draw:polygon>
          <draw:path draw:style-name="gr3" draw:layer="layout" svg:width="0.486cm" svg:height="0.455cm" svg:x="4.752cm" svg:y="10.61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5.324cm" svg:y="10.56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8cm" svg:height="0.472cm" svg:x="5.542cm" svg:y="10.60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6.049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551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7.159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7.761cm" svg:y="10.61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8.092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8.358cm" svg:y="10.60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8.863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9.365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9.973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67cm" svg:height="0.446cm" svg:x="10.549cm" svg:y="10.619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layer="layout" svg:width="0.079cm" svg:height="0.2cm" svg:x="10.906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57cm" svg:height="0.303cm" svg:x="11.176cm" svg:y="10.767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221cm" svg:height="0.32cm" svg:x="11.486cm" svg:y="10.843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1.761cm" svg:y="10.843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12.32cm" svg:y="10.834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12.667cm" svg:y="10.843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157cm" svg:height="0.668cm" svg:x="12.985cm" svg:y="10.56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Find $d_{hnid}$ for the key id $hnkid$§svg§600§TRUE§</svg:desc>
          <draw:polygon draw:style-name="gr2" draw:layer="layout" svg:width="9.165cm" svg:height="0.592cm" svg:x="17.304cm" svg:y="19.657cm" svg:viewBox="0 0 9166 593" draw:points="4583,593 0,593 0,0 9166,0 9166,593">
            <text:p/>
          </draw:polygon>
          <draw:path draw:style-name="gr3" draw:layer="layout" svg:width="0.387cm" svg:height="0.455cm" svg:x="17.327cm" svg:y="19.664cm" svg:viewBox="0 0 388 456" svg:d="M369 0h-369v21h15c53 0 53 8 53 32v350c0 25 0 32-53 32h-15v21c23-2 76-2 103-2 26 0 87 0 112 2v-21h-23c-63 0-63-9-63-32v-165h57c65 0 72 22 72 79h16v-178h-16c0 57-7 78-72 78h-57v-169c0-23 2-27 33-27h81c99 0 116 38 128 129h17z">
            <text:p/>
          </draw:path>
          <draw:path draw:style-name="gr3" draw:layer="layout" svg:width="0.143cm" svg:height="0.448cm" svg:x="17.76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7cm" svg:height="0.295cm" svg:x="17.944cm" svg:y="19.82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72cm" svg:x="18.315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18cm" svg:height="0.472cm" svg:x="18.911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256cm" svg:height="0.33cm" svg:x="19.267cm" svg:y="19.894cm" svg:viewBox="0 0 257 331" svg:d="M112 13c0 0 2-5 2-7s-2-6-8-6c-9 0-49 4-60 4-4 2-10 2-10 11 0 8 6 8 12 8 22 0 22 2 22 6 0 3 0 7-2 11l-66 266c-2 8-2 10-2 10 0 7 6 15 15 15 6 0 15-2 21-12 0-3 6-21 8-30l11-42c0-8 6-25 6-32 6-17 6-17 15-33 15-22 38-49 76-49 25 0 27 21 27 32 0 29-19 80-27 101-6 11-8 17-8 25 0 25 21 40 44 40 48 0 69-65 69-73 0-5-6-5-8-5-6 0-8 4-10 7-9 38-30 57-49 57-9 0-11-5-11-15 0-11 2-17 11-38 6-15 25-64 25-91 0-8 0-29-17-42-10-6-23-11-44-11-36 0-61 17-78 38z">
            <text:p/>
          </draw:path>
          <draw:path draw:style-name="gr3" draw:layer="layout" svg:width="0.286cm" svg:height="0.212cm" svg:x="19.565cm" svg:y="20.0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19.894cm" svg:y="19.909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20.088cm" svg:y="19.89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218cm" svg:height="0.472cm" svg:x="20.62cm" svg:y="19.64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97cm" svg:height="0.307cm" svg:x="20.819cm" svg:y="19.82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layer="layout" svg:width="0.225cm" svg:height="0.295cm" svg:x="21.152cm" svg:y="19.82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1cm" svg:height="0.419cm" svg:x="21.629cm" svg:y="19.708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21.897cm" svg:y="19.65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22.263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24cm" svg:height="0.465cm" svg:x="22.782cm" svg:y="19.655cm" svg:viewBox="0 0 325 466" svg:d="M53 414c0 31-7 31-53 31v21c23 0 53-2 74-2 19 0 46 0 72 2v-21c-43 0-51 0-51-31v-68l42-38c53 72 82 110 82 122 0 13-12 15-25 15v21c19 0 59-2 72-2 19 0 38 0 59 2v-21c-25 0-40 0-67-36l-83-120c-2-2-6-6-6-8s50-42 55-47c42-34 71-36 86-36v-21c-21 2-29 2-48 2-24 0-66-2-76-2v21c14 0 21 7 21 17 0 13-9 21-15 24l-95 82v-321l-97 8v21c48 0 53 3 53 38z">
            <text:p/>
          </draw:path>
          <draw:path draw:style-name="gr3" draw:layer="layout" svg:width="0.259cm" svg:height="0.307cm" svg:x="23.114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28cm" svg:height="0.427cm" svg:x="23.403cm" svg:y="19.83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143cm" svg:height="0.448cm" svg:x="23.987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cm" svg:height="0.472cm" svg:x="24.173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3cm" svg:height="0.472cm" svg:x="24.779cm" svg:y="19.655cm" svg:viewBox="0 0 331 473" svg:d="M156 8c0 0 0-8-10-8-15 0-62 6-81 8-6 0-12 0-12 13 0 8 6 8 15 8 33 0 35 3 35 11l-2 13-99 386c-2 10-2 11-2 15 0 15 13 19 19 19 11 0 23-7 25-17l13-51 15-61c4-15 8-30 12-46 2-3 5-24 7-28 2-8 23-44 46-63 15-11 36-23 64-23 29 0 37 23 37 46 0 36-27 110-42 150-6 17-10 25-10 38 0 31 25 55 55 55 63 0 90-99 90-104 0-6-8-6-10-6-6 0-6 2-9 11-10 37-33 84-69 84-11 0-15-8-15-23s6-32 11-47c10-29 40-109 40-147 0-43-26-72-76-72-43 0-74 21-100 51z">
            <text:p/>
          </draw:path>
          <draw:path draw:style-name="gr3" draw:layer="layout" svg:width="0.362cm" svg:height="0.303cm" svg:x="25.144cm" svg:y="19.82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layer="layout" svg:width="0.303cm" svg:height="0.472cm" svg:x="25.562cm" svg:y="19.655cm" svg:viewBox="0 0 304 473" svg:d="M156 8c0 0 0-8-10-8-15 0-64 6-81 8-6 0-12 0-12 13 0 8 6 8 15 8 33 0 35 3 35 11l-2 13-99 386c-2 10-2 11-2 15 0 15 13 19 19 19 10 0 19-5 23-15 4-6 34-129 38-146 23 2 78 13 78 57 0 5 0 7-2 13-2 10-2 17-2 25 0 40 27 66 61 66 21 0 38-11 53-36 17-28 25-66 25-68 0-6-6-6-8-6-8 0-8 2-9 11-14 50-31 84-59 84-14 0-21-8-21-32 0-12 2-27 4-36 3-12 3-16 3-21 0-44-41-63-100-71 21-13 43-34 59-49 32-36 62-65 95-65 5 0 5 0 7 0 8 2 8 2 13 6 2 0 2 2 2 2-32 2-38 28-38 36 0 11 8 25 27 25 17 0 36-15 36-42 0-19-15-42-46-42-19 0-49 6-96 59-25 25-50 51-76 63z">
            <text:p/>
          </draw:path>
          <draw:path draw:style-name="gr3" draw:layer="layout" svg:width="0.178cm" svg:height="0.449cm" svg:x="25.911cm" svg:y="19.677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layer="layout" svg:width="0.318cm" svg:height="0.472cm" svg:x="26.147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</draw:g>
        <draw:custom-shape draw:style-name="gr11" draw:text-style-name="P1" draw:layer="layout" svg:width="12.355cm" svg:height="2.073cm" svg:x="0.599cm" svg:y="-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e_{snid} = g\left(e_{hnid},snid||ET \right)§svg§600§FALSE§</svg:desc>
          <draw:polygon draw:style-name="gr5" draw:layer="layout" svg:width="7.654cm" svg:height="0.666cm" svg:x="2.518cm" svg:y="0.881cm" svg:viewBox="0 0 7655 667" draw:points="3828,667 0,667 0,0 7655,0 7655,667">
            <text:p/>
          </draw:polygon>
          <draw:path draw:style-name="gr3" draw:layer="layout" svg:width="0.259cm" svg:height="0.307cm" svg:x="2.537cm" svg:y="1.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87cm" svg:height="0.212cm" svg:x="2.847cm" svg:y="1.274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3.086cm" svg:y="1.274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3.415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3.61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445cm" svg:height="0.157cm" svg:x="4.12cm" svg:y="1.13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07cm" svg:height="0.432cm" svg:x="4.794cm" svg:y="1.084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57cm" svg:height="0.668cm" svg:x="5.303cm" svg:y="0.87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257cm" svg:height="0.303cm" svg:x="5.528cm" svg:y="1.084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255cm" svg:height="0.33cm" svg:x="5.841cm" svg:y="1.156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6.139cm" svg:y="1.27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6.468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6.664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7.008cm" svg:y="1.3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46cm" svg:height="0.303cm" svg:x="7.281cm" svg:y="1.084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364cm" svg:height="0.303cm" svg:x="7.578cm" svg:y="1.084cm" svg:viewBox="0 0 365 304" svg:d="M40 257c-2 11-6 26-6 30 0 11 10 17 19 17 8 0 21-6 25-19 0 0 9-32 13-49l15-61c4-13 8-29 10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178cm" svg:height="0.449cm" svg:x="7.977cm" svg:y="0.938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318cm" svg:height="0.472cm" svg:x="8.212cm" svg:y="0.917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027cm" svg:height="0.668cm" svg:x="8.611cm" svg:y="0.879cm" svg:viewBox="0 0 28 669" svg:d="M28 25c0-14 0-25-13-25-15 0-15 11-15 25v621c0 12 0 23 15 23 13 0 13-11 13-23z">
            <text:p/>
          </draw:path>
          <draw:path draw:style-name="gr3" draw:layer="layout" svg:width="0.027cm" svg:height="0.668cm" svg:x="8.797cm" svg:y="0.879cm" svg:viewBox="0 0 28 669" svg:d="M28 25c0-14 0-25-13-25-15 0-15 11-15 25v621c0 12 0 23 15 23 13 0 13-11 13-23z">
            <text:p/>
          </draw:path>
          <draw:path draw:style-name="gr3" draw:layer="layout" svg:width="0.485cm" svg:height="0.455cm" svg:x="8.927cm" svg:y="0.927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9.447cm" svg:y="0.928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157cm" svg:height="0.668cm" svg:x="9.951cm" svg:y="0.879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if there is no public key for $e_{snid}$ then§svg§600§FALSE§</svg:desc>
          <draw:polygon draw:style-name="gr5" draw:layer="layout" svg:width="11.036cm" svg:height="0.592cm" svg:x="1.622cm" svg:y="0.091cm" svg:viewBox="0 0 11037 593" draw:points="5518,593 0,593 0,0 11037,0 11037,593">
            <text:p/>
          </draw:polygon>
          <draw:path draw:style-name="gr3" draw:layer="layout" svg:width="0.143cm" svg:height="0.448cm" svg:x="1.6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1.829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1cm" svg:height="0.419cm" svg:x="2.245cm" svg:y="0.14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337cm" svg:height="0.465cm" svg:x="2.51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2.88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3.176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3.436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43cm" svg:height="0.448cm" svg:x="3.957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9cm" svg:height="0.307cm" svg:x="4.143cm" svg:y="0.25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337cm" svg:height="0.295cm" svg:x="4.626cm" svg:y="0.2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97cm" svg:height="0.307cm" svg:x="4.994cm" svg:y="0.2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cm" svg:height="0.427cm" svg:x="5.549cm" svg:y="0.258cm" svg:viewBox="0 0 331 428" svg:d="M97 44v-44l-97 8v21c47 0 53 3 53 32v315c0 31-7 31-53 31v21c23-2 57-4 76-4 17 0 51 2 76 4v-21c-46 0-53 0-53-31v-114-5c4 11 32 47 81 47 80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7cm" svg:height="0.303cm" svg:x="5.922cm" svg:y="0.2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72cm" svg:x="6.288cm" svg:y="0.089cm" svg:viewBox="0 0 331 473" svg:d="M97 213v-213l-97 8v21c47 0 53 3 53 38v399h15c2 0 8-10 25-42 10 15 38 49 87 49 80 0 151-66 151-152 0-85-65-152-143-152-51 0-80 32-91 44zM99 390v-139c0-13 0-13 7-25 27-36 63-42 80-42 29 0 53 17 70 42 18 29 19 67 19 93 0 25-1 67-20 95-14 21-40 44-76 44-31 0-56-15-71-42-9-13-9-15-9-26z">
            <text:p/>
          </draw:path>
          <draw:path draw:style-name="gr3" draw:layer="layout" svg:width="0.149cm" svg:height="0.465cm" svg:x="6.661cm" svg:y="0.089cm" svg:viewBox="0 0 150 466" svg:d="M97 0l-97 8v21c47 0 53 3 53 38v347c0 31-7 31-53 31v21c23 0 59-2 76-2 15 0 49 2 74 2v-21c-46 0-53 0-53-31z">
            <text:p/>
          </draw:path>
          <draw:path draw:style-name="gr3" draw:layer="layout" svg:width="0.143cm" svg:height="0.448cm" svg:x="6.8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7.031cm" svg:y="0.25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24cm" svg:height="0.465cm" svg:x="7.546cm" svg:y="0.089cm" svg:viewBox="0 0 325 466" svg:d="M53 414c0 31-7 31-53 31v21c23 0 53-2 74-2 19 0 46 0 72 2v-21c-43 0-51 0-51-31v-68l42-38c53 72 81 110 81 122 0 13-11 15-24 15v21c19 0 59-2 72-2 19 0 40 0 59 2v-21c-25 0-40 0-67-36l-83-120c-2-2-6-6-6-8s49-42 55-47c42-34 70-36 86-36v-21c-21 2-29 2-48 2-25 0-66-2-76-2v21c13 0 21 7 21 17 0 13-9 21-15 24l-95 82v-321l-97 8v21c47 0 53 3 53 38z">
            <text:p/>
          </draw:path>
          <draw:path draw:style-name="gr3" draw:layer="layout" svg:width="0.259cm" svg:height="0.307cm" svg:x="7.87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28cm" svg:height="0.427cm" svg:x="8.167cm" svg:y="0.26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217cm" svg:height="0.472cm" svg:x="8.751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97cm" svg:height="0.307cm" svg:x="8.95cm" svg:y="0.254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layer="layout" svg:width="0.225cm" svg:height="0.295cm" svg:x="9.283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7cm" svg:height="0.303cm" svg:x="9.779cm" svg:y="0.258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187cm" svg:height="0.212cm" svg:x="10.09cm" svg:y="0.446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0.332cm" svg:y="0.446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0.66cm" svg:y="0.343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0.854cm" svg:y="0.328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2 8z">
            <text:p/>
          </draw:path>
          <draw:path draw:style-name="gr3" draw:layer="layout" svg:width="0.21cm" svg:height="0.419cm" svg:x="11.375cm" svg:y="0.142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11.64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12.00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2.308cm" svg:y="0.25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compute $D(E(IMSI||ET_{IMSI}||RAND1,e_{snid}),d_{snid})$§svg§600§FALSE§</svg:desc>
          <draw:polygon draw:style-name="gr5" draw:layer="layout" svg:width="15.769cm" svg:height="0.666cm" svg:x="8.38cm" svg:y="5.749cm" svg:viewBox="0 0 15770 667" draw:points="7885,667 0,667 0,0 15770,0 15770,667">
            <text:p/>
          </draw:polygon>
          <draw:path draw:style-name="gr3" draw:layer="layout" svg:width="0.256cm" svg:height="0.307cm" svg:x="8.403cm" svg:y="5.948cm" svg:viewBox="0 0 257 308" svg:d="M55 154c0-108 55-137 91-137 6 0 50 0 73 25-27 2-33 23-33 30 0 17 14 31 33 31 17 0 30-12 30-31 0-45-51-72-103-72-83 0-146 72-146 156 0 85 66 152 144 152 92 0 113-80 113-88 0-5-8-5-10-5-6 0-8 2-8 5-21 63-64 71-89 71-34 0-95-29-95-137z">
            <text:p/>
          </draw:path>
          <draw:path draw:style-name="gr3" draw:layer="layout" svg:width="0.297cm" svg:height="0.307cm" svg:x="8.694cm" svg:y="5.94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522cm" svg:height="0.295cm" svg:x="9.03cm" svg:y="5.952cm" svg:viewBox="0 0 523 296" svg:d="M53 67v178c0 31-7 31-53 31v20c23 0 57-1 76-1 17 0 51 1 74 1v-20c-44 0-51 0-51-31v-123c0-69 47-107 89-107 44 0 51 36 51 74v156c0 31-7 31-53 31v20c23 0 57-1 76-1 17 0 51 1 74 1v-20c-43 0-51 0-51-31v-123c0-69 48-107 91-107 42 0 50 36 50 74v156c0 31-8 31-54 31v20c23 0 57-1 76-1 17 0 52 1 75 1v-20c-35 0-52 0-52-19v-130c0-57 0-78-21-102-9-12-32-25-70-25-57 0-85 40-97 67-9-59-59-67-89-67-50 0-80 29-99 70v-70l-95 8v21c48 0 53 3 53 38z">
            <text:p/>
          </draw:path>
          <draw:path draw:style-name="gr3" draw:layer="layout" svg:width="0.33cm" svg:height="0.427cm" svg:x="9.581cm" svg:y="5.95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7cm" svg:height="0.303cm" svg:x="9.953cm" svg:y="5.95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10.314cm" svg:y="5.836cm" svg:viewBox="0 0 211 420" svg:d="M105 144h95v-20h-95v-124h-18c-2 55-20 127-87 129v15h57v185c0 83 63 91 87 91 48 0 67-47 67-91v-38h-17v38c0 49-19 74-46 74-44 0-43-61-43-72z">
            <text:p/>
          </draw:path>
          <draw:path draw:style-name="gr3" draw:layer="layout" svg:width="0.259cm" svg:height="0.307cm" svg:x="10.58cm" svg:y="5.94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512cm" svg:height="0.457cm" svg:x="11.107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1.715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layer="layout" svg:width="0.485cm" svg:height="0.455cm" svg:x="11.933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layer="layout" svg:width="0.157cm" svg:height="0.668cm" svg:x="12.503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layer="layout" svg:width="0.311cm" svg:height="0.457cm" svg:x="12.718cm" svg:y="5.79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13.067cm" svg:y="5.793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layer="layout" svg:width="0.396cm" svg:height="0.487cm" svg:x="13.793cm" svg:y="5.77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4.228cm" svg:y="5.793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14.629cm" svg:y="5.747cm" svg:viewBox="0 0 29 669" svg:d="M29 25c0-14 0-25-14-25-15 0-15 11-15 25v621c0 12 0 23 15 23 14 0 14-11 14-23z">
            <text:p/>
          </draw:path>
          <draw:path draw:style-name="gr3" draw:layer="layout" svg:width="0.028cm" svg:height="0.668cm" svg:x="14.813cm" svg:y="5.747cm" svg:viewBox="0 0 29 669" svg:d="M29 25c0-14 0-25-14-25-15 0-15 11-15 25v621c0 12 0 23 15 23 14 0 14-11 14-23z">
            <text:p/>
          </draw:path>
          <draw:path draw:style-name="gr3" draw:layer="layout" svg:width="0.485cm" svg:height="0.455cm" svg:x="14.945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5.465cm" svg:y="5.796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15.868cm" svg:y="6.02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6.143cm" svg:y="6.02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8 0 8-9 0-8-6-8-9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16.702cm" svg:y="6.019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8 0 1 2 5 6 5s4 0 9-7c6-6 19-19 23-25 25 26 63 32 91 32 70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17.05cm" svg:y="6.028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17.409cm" svg:y="5.747cm" svg:viewBox="0 0 29 669" svg:d="M29 25c0-14 0-25-14-25-15 0-15 11-15 25v621c0 12 0 23 15 23 14 0 14-11 14-23z">
            <text:p/>
          </draw:path>
          <draw:path draw:style-name="gr3" draw:layer="layout" svg:width="0.028cm" svg:height="0.668cm" svg:x="17.595cm" svg:y="5.747cm" svg:viewBox="0 0 29 669" svg:d="M29 25c0-14-1-25-14-25-15 0-15 11-15 25v621c0 12 0 23 15 23 13 0 14-11 14-23z">
            <text:p/>
          </draw:path>
          <draw:path draw:style-name="gr3" draw:layer="layout" svg:width="0.478cm" svg:height="0.472cm" svg:x="17.726cm" svg:y="5.793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8.233cm" svg:y="5.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8.735cm" svg:y="5.793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19.343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221cm" svg:height="0.446cm" svg:x="19.945cm" svg:y="5.804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layer="layout" svg:width="0.079cm" svg:height="0.2cm" svg:x="20.276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57cm" svg:height="0.303cm" svg:x="20.546cm" svg:y="5.952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layer="layout" svg:width="0.187cm" svg:height="0.212cm" svg:x="20.857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1.097cm" svg:y="6.1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1.425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layer="layout" svg:width="0.24cm" svg:height="0.33cm" svg:x="21.621cm" svg:y="6.02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1.944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22.222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22.488cm" svg:y="5.785cm" svg:viewBox="0 0 319 473" svg:d="M319 8c0 0 0-8-7-8-12 0-75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22.841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3.08cm" svg:y="6.14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3.409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1-40 32-57 50-57 7 0 13 4 13 17 0 9-4 17-15 46z">
            <text:p/>
          </draw:path>
          <draw:path draw:style-name="gr3" draw:layer="layout" svg:width="0.24cm" svg:height="0.33cm" svg:x="23.605cm" svg:y="6.024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3.928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d_{snid} = f(d_{hnid},snid||ET)§svg§600§TRUE§</svg:desc>
          <draw:polygon draw:style-name="gr2" draw:layer="layout" svg:width="7.709cm" svg:height="0.666cm" svg:x="17.305cm" svg:y="20.452cm" svg:viewBox="0 0 7710 667" draw:points="3855,667 0,667 0,0 7710,0 7710,667">
            <text:p/>
          </draw:polygon>
          <draw:path draw:style-name="gr3" draw:layer="layout" svg:width="0.33cm" svg:height="0.472cm" svg:x="17.328cm" svg:y="20.488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layer="layout" svg:width="0.187cm" svg:height="0.212cm" svg:x="17.708cm" svg:y="20.845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7.947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8.276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8.472cm" svg:y="20.727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445cm" svg:height="0.157cm" svg:x="18.981cm" svg:y="20.70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33cm" svg:height="0.609cm" svg:x="19.68cm" svg:y="20.48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57cm" svg:height="0.668cm" svg:x="20.109cm" svg:y="20.4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8cm" svg:height="0.472cm" svg:x="20.328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255cm" svg:height="0.33cm" svg:x="20.683cm" svg:y="20.727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20.981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21.31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21.506cm" svg:y="20.727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21.848cm" svg:y="20.8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46cm" svg:height="0.303cm" svg:x="22.121cm" svg:y="20.655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362cm" svg:height="0.303cm" svg:x="22.418cm" svg:y="20.655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178cm" svg:height="0.449cm" svg:x="22.817cm" svg:y="20.509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layer="layout" svg:width="0.318cm" svg:height="0.472cm" svg:x="23.054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027cm" svg:height="0.668cm" svg:x="23.453cm" svg:y="20.45cm" svg:viewBox="0 0 28 669" svg:d="M28 25c0-14 0-25-13-25-15 0-15 11-15 25v621c0 12 0 23 15 23 13 0 13-11 13-23z">
            <text:p/>
          </draw:path>
          <draw:path draw:style-name="gr3" draw:layer="layout" svg:width="0.027cm" svg:height="0.668cm" svg:x="23.638cm" svg:y="20.45cm" svg:viewBox="0 0 28 669" svg:d="M28 25c0-14 0-25-13-25-15 0-15 11-15 25v621c0 12 0 23 15 23 13 0 13-11 13-23z">
            <text:p/>
          </draw:path>
          <draw:path draw:style-name="gr3" draw:layer="layout" svg:width="0.485cm" svg:height="0.455cm" svg:x="23.769cm" svg:y="20.49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24.289cm" svg:y="20.499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157cm" svg:height="0.668cm" svg:x="24.793cm" svg:y="20.4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4§latex§PEFMA protocol ends here if previously not jumped to another step§svg§600§TRUE§</svg:desc>
          <draw:polygon draw:style-name="gr2" draw:layer="layout" svg:width="14.787cm" svg:height="0.436cm" svg:x="1.634cm" svg:y="14.612cm" svg:viewBox="0 0 14788 437" draw:points="7395,437 0,437 0,0 14788,0 14788,437">
            <text:p/>
          </draw:polygon>
          <draw:path draw:style-name="gr3" draw:layer="layout" svg:width="0.29cm" svg:height="0.336cm" svg:x="1.651cm" svg:y="14.616cm" svg:viewBox="0 0 291 337" svg:d="M95 182h83c60 0 113-41 113-90s-49-92-116-92h-175v15h11c39 0 39 6 39 24v261c0 16 0 22-39 22h-11v15c17-1 53-1 73-1 18 0 56 0 73 1v-15h-12c-37 0-39-6-39-22zM94 168v-133c0-17 0-20 24-20h43c80 0 80 52 80 77 0 23 0 76-80 76z">
            <text:p/>
          </draw:path>
          <draw:path draw:style-name="gr3" draw:layer="layout" svg:width="0.306cm" svg:height="0.335cm" svg:x="1.984cm" svg:y="14.618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layer="layout" svg:width="0.285cm" svg:height="0.335cm" svg:x="2.317cm" svg:y="14.618cm" svg:viewBox="0 0 286 336" svg:d="M272 0h-272v15h11c39 0 39 6 39 24v258c0 18 0 24-39 24h-11v15c17-1 56-1 76-1 19 0 64 0 82 1v-15h-17c-46 0-46-7-46-24v-122h42c48 0 53 17 53 59h12v-132h-12c0 42-5 58-53 58h-42v-125c0-17 2-20 24-20h60c73 0 86 28 94 96h13z">
            <text:p/>
          </draw:path>
          <draw:path draw:style-name="gr3" draw:layer="layout" svg:width="0.415cm" svg:height="0.336cm" svg:x="2.639cm" svg:y="14.616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layer="layout" svg:width="0.338cm" svg:height="0.353cm" svg:x="3.086cm" svg:y="14.601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3" draw:layer="layout" svg:width="0.243cm" svg:height="0.314cm" svg:x="3.616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3.888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19cm" svg:height="0.226cm" svg:x="4.08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4.321cm" svg:y="14.65cm" svg:viewBox="0 0 155 309" svg:d="M77 106h70v-15h-70v-91h-13c-1 41-15 94-64 95v11h42v136c0 62 46 67 64 67 35 0 49-35 49-67v-28h-12v28c0 37-16 55-34 55-32 0-32-45-32-53z">
            <text:p/>
          </draw:path>
          <draw:path draw:style-name="gr3" draw:layer="layout" svg:width="0.219cm" svg:height="0.226cm" svg:x="4.517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188cm" svg:height="0.226cm" svg:x="4.778cm" svg:y="14.73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19cm" svg:height="0.226cm" svg:x="4.993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1cm" svg:height="0.342cm" svg:x="5.24cm" svg:y="14.611cm" svg:viewBox="0 0 111 343" svg:d="M71 0l-71 6v15c35 0 39 3 39 28v256c0 23-5 23-39 23v15c17 0 43-1 56-1 11 0 36 1 55 1v-15c-34 0-40 0-40-23z">
            <text:p/>
          </draw:path>
          <draw:path draw:style-name="gr3" draw:layer="layout" svg:width="0.191cm" svg:height="0.226cm" svg:x="5.539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5.75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6.031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161cm" svg:height="0.226cm" svg:x="6.303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342cm" svg:x="6.66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6.93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7.149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7.34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05cm" svg:height="0.329cm" svg:x="7.724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layer="layout" svg:width="0.16cm" svg:height="0.348cm" svg:x="7.861cm" svg:y="14.605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3" draw:layer="layout" svg:width="0.243cm" svg:height="0.314cm" svg:x="8.172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8.44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8.63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217cm" svg:x="8.85cm" svg:y="14.741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105cm" svg:height="0.329cm" svg:x="9.115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layer="layout" svg:width="0.219cm" svg:height="0.226cm" svg:x="9.248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248cm" svg:height="0.223cm" svg:x="9.496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61cm" svg:height="0.226cm" svg:x="9.769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1cm" svg:height="0.342cm" svg:x="9.962cm" svg:y="14.611cm" svg:viewBox="0 0 111 343" svg:d="M71 0l-71 6v15c35 0 39 3 39 28v256c0 23-5 23-39 23v15c17 0 43-1 55-1s37 1 56 1v-15c-34 0-40 0-40-23z">
            <text:p/>
          </draw:path>
          <draw:path draw:style-name="gr3" draw:layer="layout" svg:width="0.241cm" svg:height="0.314cm" svg:x="10.091cm" svg:y="14.74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layer="layout" svg:width="0.248cm" svg:height="0.217cm" svg:x="10.521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0.791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11.032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124cm" svg:height="0.43cm" svg:x="11.357cm" svg:y="14.623cm" svg:viewBox="0 0 125 431" svg:d="M125 112l-76 6v15c38 0 42 3 42 28v195c0 22-4 64-36 64-2 0-13 0-27-6 8-2 18-9 18-22s-10-22-24-22-22 9-22 22c0 25 28 39 56 39 38 0 69-31 69-75zM125 27c0-16-13-27-27-27s-27 11-27 27c0 14 13 25 27 25s27-11 27-25z">
            <text:p/>
          </draw:path>
          <draw:path draw:style-name="gr3" draw:layer="layout" svg:width="0.248cm" svg:height="0.223cm" svg:x="11.543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11.815cm" svg:y="14.73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40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12.222cm" svg:y="14.73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91cm" svg:height="0.226cm" svg:x="12.508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729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154cm" svg:height="0.308cm" svg:x="13.157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219cm" svg:height="0.226cm" svg:x="13.352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22cm" svg:height="0.226cm" svg:x="13.768cm" svg:y="14.73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4.00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4.279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14.519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248cm" svg:height="0.342cm" svg:x="14.717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4.98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15.20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61cm" svg:height="0.226cm" svg:x="15.564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8cm" svg:x="15.75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191cm" svg:height="0.226cm" svg:x="15.945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16.163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</draw:g>
        <draw:g>
          <svg:title>TexMaths</svg:title>
          <svg:desc>17§latex§\fbox{2}§svg§600§TRUE§</svg:desc>
          <draw:polygon draw:style-name="gr2" draw:layer="layout" svg:width="0.706cm" svg:height="0.791cm" svg:x="0.735cm" svg:y="-0.123cm" svg:viewBox="0 0 707 792" draw:points="354,792 0,792 0,0 707,0 707,792">
            <text:p/>
          </draw:polygon>
          <draw:polygon draw:style-name="gr3" draw:layer="layout" svg:width="0.706cm" svg:height="0.024cm" svg:x="0.735cm" svg:y="-0.123cm" svg:viewBox="0 0 707 25" draw:points="354,25 0,25 0,0 707,0 707,25">
            <text:p/>
          </draw:polygon>
          <draw:polygon draw:style-name="gr3" draw:layer="layout" svg:width="0.024cm" svg:height="0.743cm" svg:x="0.735cm" svg:y="-0.099cm" svg:viewBox="0 0 25 744" draw:points="14,744 0,744 0,0 25,0 25,744">
            <text:p/>
          </draw:polygon>
          <draw:path draw:style-name="gr3" draw:layer="layout" svg:width="0.239cm" svg:height="0.398cm" svg:x="0.968cm" svg:y="0.06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layer="layout" svg:width="0.024cm" svg:height="0.743cm" svg:x="1.417cm" svg:y="-0.099cm" svg:viewBox="0 0 25 744" draw:points="14,744 0,744 0,0 25,0 25,744">
            <text:p/>
          </draw:polygon>
          <draw:polygon draw:style-name="gr3" draw:layer="layout" svg:width="0.706cm" svg:height="0.024cm" svg:x="0.735cm" svg:y="0.644cm" svg:viewBox="0 0 707 25" draw:points="354,25 0,25 0,0 707,0 707,25">
            <text:p/>
          </draw:polygon>
        </draw:g>
        <draw:g>
          <svg:title>TexMaths</svg:title>
          <svg:desc>20§latex§\fbox{SN}§svg§600§FALSE§</svg:desc>
          <draw:polygon draw:style-name="gr5" draw:layer="layout" svg:width="1.397cm" svg:height="0.959cm" svg:x="14.566cm" svg:y="-2.639cm" svg:viewBox="0 0 1398 960" draw:points="698,960 0,960 0,0 1398,0 1398,960">
            <text:p/>
          </draw:polygon>
          <draw:polygon draw:style-name="gr3" draw:layer="layout" svg:width="1.397cm" svg:height="0.029cm" svg:x="14.566cm" svg:y="-2.639cm" svg:viewBox="0 0 1398 30" draw:points="698,30 0,30 0,0 1398,0 1398,30">
            <text:p/>
          </draw:polygon>
          <draw:polygon draw:style-name="gr3" draw:layer="layout" svg:width="0.029cm" svg:height="0.903cm" svg:x="14.566cm" svg:y="-2.611cm" svg:viewBox="0 0 30 904" draw:points="16,904 0,904 0,0 30,0 30,904">
            <text:p/>
          </draw:polygon>
          <draw:path draw:style-name="gr3" draw:layer="layout" svg:width="0.313cm" svg:height="0.513cm" svg:x="14.844cm" svg:y="-2.41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layer="layout" svg:width="0.481cm" svg:height="0.481cm" svg:x="15.218cm" svg:y="-2.399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layer="layout" svg:width="0.029cm" svg:height="0.903cm" svg:x="15.934cm" svg:y="-2.611cm" svg:viewBox="0 0 30 904" draw:points="16,904 0,904 0,0 30,0 30,904">
            <text:p/>
          </draw:polygon>
          <draw:polygon draw:style-name="gr3" draw:layer="layout" svg:width="1.397cm" svg:height="0.029cm" svg:x="14.566cm" svg:y="-1.709cm" svg:viewBox="0 0 1398 30" draw:points="698,30 0,30 0,0 1398,0 1398,30">
            <text:p/>
          </draw:polygon>
        </draw:g>
        <draw:g>
          <svg:title>TexMaths</svg:title>
          <svg:desc>20§latex§\fbox{HN}§svg§600§FALSE§</svg:desc>
          <draw:polygon draw:style-name="gr5" draw:layer="layout" svg:width="1.533cm" svg:height="0.959cm" svg:x="25.367cm" svg:y="-2.438cm" svg:viewBox="0 0 1534 960" draw:points="768,960 0,960 0,0 1534,0 1534,960">
            <text:p/>
          </draw:polygon>
          <draw:polygon draw:style-name="gr3" draw:layer="layout" svg:width="1.533cm" svg:height="0.029cm" svg:x="25.367cm" svg:y="-2.438cm" svg:viewBox="0 0 1534 30" draw:points="768,30 0,30 0,0 1534,0 1534,30">
            <text:p/>
          </draw:polygon>
          <draw:polygon draw:style-name="gr3" draw:layer="layout" svg:width="0.029cm" svg:height="0.903cm" svg:x="25.367cm" svg:y="-2.41cm" svg:viewBox="0 0 30 904" draw:points="16,904 0,904 0,0 30,0 30,904">
            <text:p/>
          </draw:polygon>
          <draw:path draw:style-name="gr3" draw:layer="layout" svg:width="0.481cm" svg:height="0.481cm" svg:x="25.629cm" svg:y="-2.19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layer="layout" svg:width="0.481cm" svg:height="0.481cm" svg:x="26.155cm" svg:y="-2.19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layer="layout" svg:width="0.029cm" svg:height="0.903cm" svg:x="26.871cm" svg:y="-2.41cm" svg:viewBox="0 0 30 904" draw:points="16,904 0,904 0,0 30,0 30,904">
            <text:p/>
          </draw:polygon>
          <draw:polygon draw:style-name="gr3" draw:layer="layout" svg:width="1.533cm" svg:height="0.029cm" svg:x="25.367cm" svg:y="-1.508cm" svg:viewBox="0 0 1534 30" draw:points="768,30 0,30 0,0 1534,0 1534,30">
            <text:p/>
          </draw:polygon>
        </draw:g>
        <draw:g>
          <svg:title>TexMaths</svg:title>
          <svg:desc>19§latex§$hnid,hnkid,ET$§svg§600§TRUE§</svg:desc>
          <draw:polygon draw:style-name="gr2" draw:layer="layout" svg:width="4.688cm" svg:height="0.592cm" svg:x="6.068cm" svg:y="3.167cm" svg:viewBox="0 0 4689 593" draw:points="2345,593 0,593 0,0 4689,0 4689,593">
            <text:p/>
          </draw:polygon>
          <draw:path draw:style-name="gr3" draw:layer="layout" svg:width="0.33cm" svg:height="0.472cm" svg:x="6.104cm" svg:y="3.165cm" svg:viewBox="0 0 331 473" svg:d="M156 8c0 0 0-8-10-8-15 0-64 6-81 8-6 0-12 0-12 13 0 8 6 8 15 8 33 0 35 3 35 11l-2 13-99 386c-2 10-2 12-2 15 0 16 13 19 19 19 11 0 23-7 25-17l13-51 15-61c4-15 8-30 12-46 1-3 5-24 7-28 2-8 23-44 46-63 15-11 34-23 64-23 29 0 36 23 36 46 0 36-26 110-41 150-6 17-10 25-10 38 0 31 25 55 55 55 63 0 90-99 90-104 0-6-8-6-10-6-6 0-6 2-9 11-10 37-33 84-69 84-11 0-17-7-17-23 0-15 8-32 13-47 10-29 40-109 40-147 0-43-26-72-76-72-43 0-74 21-100 52z">
            <text:p/>
          </draw:path>
          <draw:path draw:style-name="gr3" draw:layer="layout" svg:width="0.362cm" svg:height="0.303cm" svg:x="6.471cm" svg:y="3.334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178cm" svg:height="0.45cm" svg:x="6.87cm" svg:y="3.188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7.107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layer="layout" svg:width="0.079cm" svg:height="0.201cm" svg:x="7.483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472cm" svg:x="7.759cm" svg:y="3.165cm" svg:viewBox="0 0 331 473" svg:d="M156 8c0 0 0-8-10-8-15 0-62 6-81 8-6 0-12 0-12 13 0 8 6 8 15 8 33 0 35 3 35 11l-2 13-99 386c-2 10-2 12-2 15 0 16 13 19 19 19 11 0 23-7 25-17l13-51 15-61c4-15 8-30 12-46 1-3 5-24 7-28 2-8 23-44 46-63 15-11 36-23 64-23 29 0 36 23 36 46 0 36-26 110-41 150-6 17-10 25-10 38 0 31 25 55 55 55 63 0 90-99 90-104 0-6-8-6-10-6-6 0-6 2-9 11-10 37-33 84-69 84-11 0-15-7-15-23 0-15 6-32 11-47 12-29 40-109 40-147 0-43-26-72-76-72-42 0-74 21-100 52z">
            <text:p/>
          </draw:path>
          <draw:path draw:style-name="gr3" draw:layer="layout" svg:width="0.362cm" svg:height="0.303cm" svg:x="8.126cm" svg:y="3.334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303cm" svg:height="0.472cm" svg:x="8.542cm" svg:y="3.165cm" svg:viewBox="0 0 304 473" svg:d="M156 8c0 0 0-8-10-8-15 0-64 6-81 8-6 0-12 0-12 13 0 8 6 8 15 8 33 0 35 3 35 11l-2 13-99 386c-2 10-2 12-2 15 0 16 13 19 19 19 9 0 19-5 23-15 4-6 34-129 38-146 23 2 78 13 78 57 0 5 0 7-2 13-2 10-2 17-2 25 0 40 26 66 61 66 21 0 38-11 53-36 17-28 25-66 25-68 0-6-6-6-8-6-8 0-8 2-10 11-13 50-30 84-58 84-14 0-21-7-21-32 0-12 2-27 3-36 4-12 4-16 4-21 0-44-42-63-100-71 20-13 43-34 58-49 33-36 63-65 95-65 6 0 6 0 8 0 8 2 8 2 13 6 2 0 2 2 2 2-32 2-38 29-38 36 0 12 8 25 27 25 17 0 36-15 36-42 0-19-15-42-46-42-19 0-49 6-97 59-24 25-49 51-76 63z">
            <text:p/>
          </draw:path>
          <draw:path draw:style-name="gr3" draw:layer="layout" svg:width="0.178cm" svg:height="0.45cm" svg:x="8.891cm" svg:y="3.188cm" svg:viewBox="0 0 179 451" svg:d="M173 25c0-14-10-25-27-25s-36 17-36 36c0 12 10 23 27 23 15 0 36-15 36-34zM122 276c7-19 7-21 13-38 6-14 9-23 9-36 0-31-21-56-55-56-62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9.129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4 56 54 59 0 4-2 8-4 12z">
            <text:p/>
          </draw:path>
          <draw:path draw:style-name="gr3" draw:layer="layout" svg:width="0.079cm" svg:height="0.201cm" svg:x="9.505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85cm" svg:height="0.455cm" svg:x="9.769cm" svg:y="3.175cm" svg:viewBox="0 0 486 456" svg:d="M448 300c2-3 4-7 4-9s0-8-7-8c-6 0-8 4-10 8-44 99-68 144-182 144h-99c-8 0-10 0-13 0-8-2-10-2-10-7 0-2 0-4 4-15l45-183h67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0.29cm" svg:y="3.176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1c-19-2-24-4-24-14 0-2 0-5 1-15z">
            <text:p/>
          </draw:path>
        </draw:g>
        <draw:g>
          <svg:title>TexMaths</svg:title>
          <svg:desc>19§latex§$snid,hnkid,ET$§svg§600§TRUE§</svg:desc>
          <draw:polygon draw:style-name="gr2" draw:layer="layout" svg:width="4.616cm" svg:height="0.592cm" svg:x="18.61cm" svg:y="16.649cm" svg:viewBox="0 0 4617 593" draw:points="2309,593 0,593 0,0 4617,0 4617,593">
            <text:p/>
          </draw:polygon>
          <draw:path draw:style-name="gr3" draw:layer="layout" svg:width="0.246cm" svg:height="0.303cm" svg:x="18.644cm" svg:y="16.816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362cm" svg:height="0.303cm" svg:x="18.941cm" svg:y="16.816cm" svg:viewBox="0 0 363 304" svg:d="M40 257c-2 11-6 26-6 30 0 11 10 17 19 17 8 0 21-6 25-19 0 0 9-32 13-49l14-61c5-13 9-29 11-44 4-11 9-32 9-34 10-21 46-82 111-82 30 0 36 25 36 48 0 40-34 127-44 156-6 15-8 22-8 30 0 32 25 55 56 55 62 0 87-97 87-102 0-8-6-8-8-8-5 0-5 2-9 13-14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178cm" svg:height="0.45cm" svg:x="19.34cm" svg:y="16.67cm" svg:viewBox="0 0 179 451" svg:d="M173 25c0-14-10-25-27-25s-36 17-36 36c0 12 10 23 27 23 15 0 36-15 36-34zM122 276c7-19 7-21 13-38 6-14 9-23 9-36 0-31-21-56-55-56-64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19.577cm" svg:y="16.647cm" svg:viewBox="0 0 319 473" svg:d="M319 8c0 0 0-8-7-8-12 0-74 6-86 8-6 0-9 3-9 13 0 8 5 8 15 8 32 0 34 3 34 11l-2 13-40 160c-13-27-32-44-62-44-78 0-162 99-162 196 0 63 36 108 89 108 14 0 48-3 88-51 5 29 28 51 61 51 24 0 39-15 49-38 11-22 21-64 21-66 0-6-6-6-8-6-7 0-7 2-9 11-12 44-25 84-52 84-19 0-20-17-20-30 0-17 1-21 3-33zM181 386c-4 11-4 13-14 25-30 36-57 47-76 47-34 0-43-36-43-63 0-34 20-116 38-146 20-40 49-65 77-65 44 0 52 56 52 59 0 4 0 8-2 12z">
            <text:p/>
          </draw:path>
          <draw:path draw:style-name="gr3" draw:layer="layout" svg:width="0.079cm" svg:height="0.201cm" svg:x="19.953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472cm" svg:x="20.229cm" svg:y="16.647cm" svg:viewBox="0 0 331 473" svg:d="M156 8c0 0 0-8-10-8-15 0-62 6-81 8-6 0-12 0-12 13 0 8 6 8 15 8 33 0 35 3 35 11l-2 13-99 386c-2 10-2 12-2 15 0 16 13 19 19 19 11 0 23-7 25-17l13-51 15-61c4-15 8-30 12-46 1-3 5-24 7-28 2-8 23-44 46-63 15-11 36-23 64-23 29 0 37 23 37 46 0 36-27 110-42 150-6 17-10 25-10 38 0 31 25 55 55 55 63 0 90-99 90-104 0-6-8-6-10-6-6 0-6 2-9 11-10 37-33 84-69 84-11 0-15-7-15-23 0-15 6-32 11-47 10-29 40-109 40-147 0-43-26-72-76-72-43 0-74 21-100 52z">
            <text:p/>
          </draw:path>
          <draw:path draw:style-name="gr3" draw:layer="layout" svg:width="0.362cm" svg:height="0.303cm" svg:x="20.596cm" svg:y="16.816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layer="layout" svg:width="0.303cm" svg:height="0.472cm" svg:x="21.012cm" svg:y="16.647cm" svg:viewBox="0 0 304 473" svg:d="M156 8c0 0 0-8-10-8-15 0-64 6-81 8-6 0-12 0-12 13 0 8 6 8 15 8 33 0 35 3 35 11l-2 13-99 386c-2 10-2 12-2 15 0 16 13 19 19 19 10 0 19-5 23-15 4-6 34-129 38-146 23 2 78 13 78 57 0 5 0 7-2 13-2 10-2 17-2 25 0 40 27 66 61 66 21 0 38-11 53-36 17-28 25-66 25-68 0-6-6-6-8-6-8 0-8 2-9 11-14 50-31 84-59 84-14 0-21-7-21-32 0-12 2-27 4-36 3-12 3-16 3-21 0-44-41-63-100-71 21-13 43-34 59-49 32-36 62-65 95-65 5 0 5 0 7 0 8 2 8 2 13 6 2 0 2 2 2 2-32 2-38 29-38 36 0 12 8 25 27 25 17 0 36-15 36-42 0-19-15-42-46-42-19 0-49 6-96 59-25 25-50 51-76 63z">
            <text:p/>
          </draw:path>
          <draw:path draw:style-name="gr3" draw:layer="layout" svg:width="0.178cm" svg:height="0.45cm" svg:x="21.361cm" svg:y="16.67cm" svg:viewBox="0 0 179 451" svg:d="M173 25c0-14-10-25-27-25s-36 17-36 36c0 12 10 23 27 23 15 0 36-15 36-34zM122 276c7-19 7-21 13-38 6-14 9-23 9-36 0-31-21-56-55-56-62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21.599cm" svg:y="16.647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layer="layout" svg:width="0.079cm" svg:height="0.201cm" svg:x="21.975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85cm" svg:height="0.455cm" svg:x="22.239cm" svg:y="16.657cm" svg:viewBox="0 0 486 456" svg:d="M448 300c2-3 4-7 4-9s0-8-7-8c-6 0-8 4-10 8-44 99-68 144-182 144h-99c-8 0-10 0-13 0-8-2-10-2-10-7 0-2 0-4 4-15l46-183h66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22.76cm" svg:y="16.658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1c-19-2-24-4-24-14 0-2 0-5 2-15z">
            <text:p/>
          </draw:path>
        </draw:g>
        <draw:g>
          <svg:title>TexMaths</svg:title>
          <svg:desc>17§latex§\fbox{3}§svg§600§TRUE§</svg:desc>
          <draw:polygon draw:style-name="gr2" draw:layer="layout" svg:width="0.706cm" svg:height="0.791cm" svg:x="2.537cm" svg:y="2.778cm" svg:viewBox="0 0 707 792" draw:points="354,792 0,792 0,0 707,0 707,792">
            <text:p/>
          </draw:polygon>
          <draw:polygon draw:style-name="gr3" draw:layer="layout" svg:width="0.706cm" svg:height="0.024cm" svg:x="2.537cm" svg:y="2.778cm" svg:viewBox="0 0 707 25" draw:points="354,25 0,25 0,0 707,0 707,25">
            <text:p/>
          </draw:polygon>
          <draw:polygon draw:style-name="gr3" draw:layer="layout" svg:width="0.024cm" svg:height="0.743cm" svg:x="2.537cm" svg:y="2.802cm" svg:viewBox="0 0 25 744" draw:points="14,744 0,744 0,0 25,0 25,744">
            <text:p/>
          </draw:polygon>
          <draw:path draw:style-name="gr3" draw:layer="layout" svg:width="0.249cm" svg:height="0.412cm" svg:x="2.765cm" svg:y="2.968cm" svg:viewBox="0 0 250 413" svg:d="M150 189c49-17 83-58 83-106 0-49-53-83-111-83-61 0-105 36-105 82 0 20 12 30 31 30 18 0 30-12 30-30 0-29-29-29-37-29 18-31 58-38 80-38 23 0 57 14 57 67 0 8-1 42-17 69-18 29-39 31-54 31-3 0-19 2-22 2-5 0-10 1-10 6 0 7 5 7 15 7h26c49 0 71 41 71 100 0 82-41 99-68 99-26 0-70-10-92-46 22 4 41-10 41-32s-17-34-34-34c-15 0-34 8-34 34 0 56 56 95 121 95 74 0 129-54 129-116 0-49-38-96-100-108z">
            <text:p/>
          </draw:path>
          <draw:polygon draw:style-name="gr3" draw:layer="layout" svg:width="0.024cm" svg:height="0.743cm" svg:x="3.219cm" svg:y="2.802cm" svg:viewBox="0 0 25 744" draw:points="14,744 0,744 0,0 25,0 25,744">
            <text:p/>
          </draw:polygon>
          <draw:polygon draw:style-name="gr3" draw:layer="layout" svg:width="0.706cm" svg:height="0.024cm" svg:x="2.537cm" svg:y="3.545cm" svg:viewBox="0 0 707 25" draw:points="354,25 0,25 0,0 707,0 707,25">
            <text:p/>
          </draw:polygon>
        </draw:g>
        <draw:g>
          <svg:title>TexMaths</svg:title>
          <svg:desc>17§latex§\fbox{4.1}§svg§600§TRUE§</svg:desc>
          <draw:polygon draw:style-name="gr2" draw:layer="layout" svg:width="1.17cm" svg:height="0.791cm" svg:x="6.939cm" svg:y="5.98cm" svg:viewBox="0 0 1171 792" draw:points="586,792 0,792 0,0 1171,0 1171,792">
            <text:p/>
          </draw:polygon>
          <draw:polygon draw:style-name="gr3" draw:layer="layout" svg:width="1.17cm" svg:height="0.024cm" svg:x="6.939cm" svg:y="5.98cm" svg:viewBox="0 0 1171 25" draw:points="586,25 0,25 0,0 1171,0 1171,25">
            <text:p/>
          </draw:polygon>
          <draw:polygon draw:style-name="gr3" draw:layer="layout" svg:width="0.024cm" svg:height="0.743cm" svg:x="6.939cm" svg:y="6.004cm" svg:viewBox="0 0 25 744" draw:points="14,744 0,744 0,0 25,0 25,744">
            <text:p/>
          </draw:polygon>
          <draw:path draw:style-name="gr3" draw:layer="layout" svg:width="0.266cm" svg:height="0.405cm" svg:x="7.158cm" svg:y="6.164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layer="layout" svg:width="0.064cm" svg:height="0.064cm" svg:x="7.491cm" svg:y="6.505cm" svg:viewBox="0 0 65 65" svg:d="M65 32c0-17-14-32-33-32-17 0-32 15-32 32 0 19 15 33 32 33 19 0 33-14 33-33z">
            <text:p/>
          </draw:path>
          <draw:path draw:style-name="gr3" draw:layer="layout" svg:width="0.198cm" svg:height="0.398cm" svg:x="7.66cm" svg:y="6.17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layer="layout" svg:width="0.024cm" svg:height="0.743cm" svg:x="8.085cm" svg:y="6.004cm" svg:viewBox="0 0 25 744" draw:points="14,744 0,744 0,0 25,0 25,744">
            <text:p/>
          </draw:polygon>
          <draw:polygon draw:style-name="gr3" draw:layer="layout" svg:width="1.17cm" svg:height="0.024cm" svg:x="6.939cm" svg:y="6.747cm" svg:viewBox="0 0 1171 25" draw:points="586,25 0,25 0,0 1171,0 1171,25">
            <text:p/>
          </draw:polygon>
        </draw:g>
        <draw:g>
          <svg:title>TexMaths</svg:title>
          <svg:desc>17§latex§\fbox{5}§svg§600§TRUE§</svg:desc>
          <draw:polygon draw:style-name="gr2" draw:layer="layout" svg:width="0.706cm" svg:height="0.791cm" svg:x="14.138cm" svg:y="10.383cm" svg:viewBox="0 0 707 792" draw:points="354,792 0,792 0,0 707,0 707,792">
            <text:p/>
          </draw:polygon>
          <draw:polygon draw:style-name="gr3" draw:layer="layout" svg:width="0.706cm" svg:height="0.024cm" svg:x="14.138cm" svg:y="10.383cm" svg:viewBox="0 0 707 25" draw:points="354,25 0,25 0,0 707,0 707,25">
            <text:p/>
          </draw:polygon>
          <draw:polygon draw:style-name="gr3" draw:layer="layout" svg:width="0.024cm" svg:height="0.743cm" svg:x="14.138cm" svg:y="10.407cm" svg:viewBox="0 0 25 744" draw:points="14,744 0,744 0,0 25,0 25,744">
            <text:p/>
          </draw:polygon>
          <draw:path draw:style-name="gr3" draw:layer="layout" svg:width="0.239cm" svg:height="0.412cm" svg:x="14.371cm" svg:y="10.573cm" svg:viewBox="0 0 240 413" svg:d="M240 279c0-72-50-131-114-131-29 0-55 8-77 30v-117c12 4 33 9 51 9 75 0 116-56 116-63 0-4-2-7-5-7 0 0-2 0-5 2-12 5-41 17-82 17-24 0-53-4-80-17-5-2-7-2-7-2-6 0-6 5-6 15v177c0 12 0 15 8 15 3 0 5-1 9-5 6-8 28-41 76-41 32 0 48 28 51 38 10 22 12 46 12 76 0 21 0 56-15 82-14 24-36 39-65 39-42 0-78-32-88-68 1 2 3 2 10 2 20 0 30-16 30-29 0-15-10-29-30-29-9 0-29 3-29 31 0 52 41 110 109 110 69 0 131-58 131-134z">
            <text:p/>
          </draw:path>
          <draw:polygon draw:style-name="gr3" draw:layer="layout" svg:width="0.024cm" svg:height="0.743cm" svg:x="14.82cm" svg:y="10.407cm" svg:viewBox="0 0 25 744" draw:points="14,744 0,744 0,0 25,0 25,744">
            <text:p/>
          </draw:polygon>
          <draw:polygon draw:style-name="gr3" draw:layer="layout" svg:width="0.706cm" svg:height="0.024cm" svg:x="14.138cm" svg:y="11.15cm" svg:viewBox="0 0 707 25" draw:points="354,25 0,25 0,0 707,0 707,25">
            <text:p/>
          </draw:polygon>
        </draw:g>
        <draw:g>
          <svg:title>TexMaths</svg:title>
          <svg:desc>17§latex§\fbox{6}§svg§600§TRUE§</svg:desc>
          <draw:polygon draw:style-name="gr2" draw:layer="layout" svg:width="0.706cm" svg:height="0.791cm" svg:x="2.538cm" svg:y="11.585cm" svg:viewBox="0 0 707 792" draw:points="354,792 0,792 0,0 707,0 707,792">
            <text:p/>
          </draw:polygon>
          <draw:polygon draw:style-name="gr3" draw:layer="layout" svg:width="0.706cm" svg:height="0.024cm" svg:x="2.538cm" svg:y="11.585cm" svg:viewBox="0 0 707 25" draw:points="354,25 0,25 0,0 707,0 707,25">
            <text:p/>
          </draw:polygon>
          <draw:polygon draw:style-name="gr3" draw:layer="layout" svg:width="0.024cm" svg:height="0.743cm" svg:x="2.538cm" svg:y="11.609cm" svg:viewBox="0 0 25 744" draw:points="14,744 0,744 0,0 25,0 25,744">
            <text:p/>
          </draw:polygon>
          <draw:path draw:style-name="gr3" draw:layer="layout" svg:width="0.249cm" svg:height="0.412cm" svg:x="2.766cm" svg:y="11.775cm" svg:viewBox="0 0 250 413" svg:d="M54 202v-13c0-152 75-174 106-174 13 0 39 4 52 24-8 0-34 0-34 27 0 19 16 27 29 27 9 0 28-5 28-28 0-36-28-65-77-65-76 0-158 78-158 211 0 160 70 202 126 202 66 0 124-56 124-136 0-76-55-134-121-134-41 0-63 30-75 59zM126 396c-38 0-56-36-60-46-10-27-10-75-10-87 0-45 19-107 73-107 9 0 38 0 56 38 10 22 10 52 10 83 0 29 0 58-10 80-18 36-46 39-59 39z">
            <text:p/>
          </draw:path>
          <draw:polygon draw:style-name="gr3" draw:layer="layout" svg:width="0.024cm" svg:height="0.743cm" svg:x="3.22cm" svg:y="11.609cm" svg:viewBox="0 0 25 744" draw:points="14,744 0,744 0,0 25,0 25,744">
            <text:p/>
          </draw:polygon>
          <draw:polygon draw:style-name="gr3" draw:layer="layout" svg:width="0.706cm" svg:height="0.024cm" svg:x="2.538cm" svg:y="12.352cm" svg:viewBox="0 0 707 25" draw:points="354,25 0,25 0,0 707,0 707,25">
            <text:p/>
          </draw:polygon>
        </draw:g>
        <draw:g>
          <svg:title>TexMaths</svg:title>
          <svg:desc>17§latex§\fbox{7}§svg§600§TRUE§</svg:desc>
          <draw:polygon draw:style-name="gr2" draw:layer="layout" svg:width="0.706cm" svg:height="0.791cm" svg:x="15.54cm" svg:y="16.487cm" svg:viewBox="0 0 707 792" draw:points="354,792 0,792 0,0 707,0 707,792">
            <text:p/>
          </draw:polygon>
          <draw:polygon draw:style-name="gr3" draw:layer="layout" svg:width="0.706cm" svg:height="0.024cm" svg:x="15.54cm" svg:y="16.487cm" svg:viewBox="0 0 707 25" draw:points="354,25 0,25 0,0 707,0 707,25">
            <text:p/>
          </draw:polygon>
          <draw:polygon draw:style-name="gr3" draw:layer="layout" svg:width="0.024cm" svg:height="0.743cm" svg:x="15.54cm" svg:y="16.511cm" svg:viewBox="0 0 25 744" draw:points="14,744 0,744 0,0 25,0 25,744">
            <text:p/>
          </draw:polygon>
          <draw:path draw:style-name="gr3" draw:layer="layout" svg:width="0.257cm" svg:height="0.417cm" svg:x="15.776cm" svg:y="16.671cm" svg:viewBox="0 0 258 418" svg:d="M253 41c5-9 5-9 5-22h-146c-73 0-75-7-76-19h-16l-20 124h15c2-10 7-48 16-54 3-5 51-5 57-5h126c-7 10-54 76-68 95-54 81-75 165-75 226 0 5 0 32 29 32 27 0 27-27 27-32v-31c0-32 2-66 7-98 2-14 10-65 38-102z">
            <text:p/>
          </draw:path>
          <draw:polygon draw:style-name="gr3" draw:layer="layout" svg:width="0.024cm" svg:height="0.743cm" svg:x="16.222cm" svg:y="16.511cm" svg:viewBox="0 0 25 744" draw:points="14,744 0,744 0,0 25,0 25,744">
            <text:p/>
          </draw:polygon>
          <draw:polygon draw:style-name="gr3" draw:layer="layout" svg:width="0.706cm" svg:height="0.024cm" svg:x="15.54cm" svg:y="17.254cm" svg:viewBox="0 0 707 25" draw:points="354,25 0,25 0,0 707,0 707,25">
            <text:p/>
          </draw:polygon>
        </draw:g>
        <draw:g>
          <svg:title>TexMaths</svg:title>
          <svg:desc>17§latex§\fbox{8}§svg§600§TRUE§</svg:desc>
          <draw:polygon draw:style-name="gr2" draw:layer="layout" svg:width="0.706cm" svg:height="0.791cm" svg:x="16.442cm" svg:y="18.189cm" svg:viewBox="0 0 707 792" draw:points="354,792 0,792 0,0 707,0 707,792">
            <text:p/>
          </draw:polygon>
          <draw:polygon draw:style-name="gr3" draw:layer="layout" svg:width="0.706cm" svg:height="0.024cm" svg:x="16.442cm" svg:y="18.189cm" svg:viewBox="0 0 707 25" draw:points="354,25 0,25 0,0 707,0 707,25">
            <text:p/>
          </draw:polygon>
          <draw:polygon draw:style-name="gr3" draw:layer="layout" svg:width="0.024cm" svg:height="0.743cm" svg:x="16.442cm" svg:y="18.213cm" svg:viewBox="0 0 25 744" draw:points="14,744 0,744 0,0 25,0 25,744">
            <text:p/>
          </draw:polygon>
          <draw:path draw:style-name="gr3" draw:layer="layout" svg:width="0.249cm" svg:height="0.412cm" svg:x="16.67cm" svg:y="18.379cm" svg:viewBox="0 0 250 413" svg:d="M73 126c-27-19-31-39-31-50 0-35 40-61 82-61 44 0 83 31 83 75 0 34-23 63-59 83zM160 182c44-22 73-53 73-92 0-56-53-90-107-90-61 0-109 44-109 100 0 10 0 38 25 67 7 6 29 22 45 32-36 17-87 51-87 110 0 63 61 104 124 104 68 0 126-49 126-114 0-22-7-49-29-75-12-12-22-18-61-42zM100 207l75 48c17 10 44 29 44 65 0 45-44 76-93 76-53 0-95-37-95-87 0-35 18-73 69-102z">
            <text:p/>
          </draw:path>
          <draw:polygon draw:style-name="gr3" draw:layer="layout" svg:width="0.024cm" svg:height="0.743cm" svg:x="17.124cm" svg:y="18.213cm" svg:viewBox="0 0 25 744" draw:points="14,744 0,744 0,0 25,0 25,744">
            <text:p/>
          </draw:polygon>
          <draw:polygon draw:style-name="gr3" draw:layer="layout" svg:width="0.706cm" svg:height="0.024cm" svg:x="16.442cm" svg:y="18.956cm" svg:viewBox="0 0 707 25" draw:points="354,25 0,25 0,0 707,0 707,25">
            <text:p/>
          </draw:polygon>
        </draw:g>
        <draw:g>
          <svg:title>TexMaths</svg:title>
          <svg:desc>17§latex§\fbox{9}§svg§600§TRUE§</svg:desc>
          <draw:polygon draw:style-name="gr2" draw:layer="layout" svg:width="0.706cm" svg:height="0.791cm" svg:x="25.244cm" svg:y="21.791cm" svg:viewBox="0 0 707 792" draw:points="354,792 0,792 0,0 707,0 707,792">
            <text:p/>
          </draw:polygon>
          <draw:polygon draw:style-name="gr3" draw:layer="layout" svg:width="0.706cm" svg:height="0.024cm" svg:x="25.244cm" svg:y="21.791cm" svg:viewBox="0 0 707 25" draw:points="354,25 0,25 0,0 707,0 707,25">
            <text:p/>
          </draw:polygon>
          <draw:polygon draw:style-name="gr3" draw:layer="layout" svg:width="0.024cm" svg:height="0.743cm" svg:x="25.244cm" svg:y="21.815cm" svg:viewBox="0 0 25 744" draw:points="14,744 0,744 0,0 25,0 25,744">
            <text:p/>
          </draw:polygon>
          <draw:path draw:style-name="gr3" draw:layer="layout" svg:width="0.249cm" svg:height="0.412cm" svg:x="25.472cm" svg:y="21.981cm" svg:viewBox="0 0 250 413" svg:d="M195 209v19c0 141-62 168-96 168-11 0-43-2-60-22 27 0 31-17 31-27 0-19-14-27-28-27-10 0-27 5-27 28 0 40 33 65 84 65 78 0 151-82 151-211 0-161-70-202-123-202-34 0-62 10-88 37-25 28-39 53-39 97 0 77 53 135 121 135 35 0 61-26 74-60zM121 255c-11 0-38 0-56-37-11-23-11-53-11-82 0-32 0-61 12-83 17-31 39-38 61-38 28 0 48 21 58 48 7 19 9 56 9 83 0 51-21 109-73 109z">
            <text:p/>
          </draw:path>
          <draw:polygon draw:style-name="gr3" draw:layer="layout" svg:width="0.024cm" svg:height="0.743cm" svg:x="25.926cm" svg:y="21.815cm" svg:viewBox="0 0 25 744" draw:points="14,744 0,744 0,0 25,0 25,744">
            <text:p/>
          </draw:polygon>
          <draw:polygon draw:style-name="gr3" draw:layer="layout" svg:width="0.706cm" svg:height="0.024cm" svg:x="25.244cm" svg:y="22.558cm" svg:viewBox="0 0 707 25" draw:points="354,25 0,25 0,0 707,0 707,25">
            <text:p/>
          </draw:polygon>
        </draw:g>
        <draw:g>
          <svg:title>TexMaths</svg:title>
          <svg:desc>17§latex§\fbox{10}§svg§600§TRUE§</svg:desc>
          <draw:polygon draw:style-name="gr2" draw:layer="layout" svg:width="1.004cm" svg:height="0.791cm" svg:x="14.046cm" svg:y="22.093cm" svg:viewBox="0 0 1005 792" draw:points="503,792 0,792 0,0 1005,0 1005,792">
            <text:p/>
          </draw:polygon>
          <draw:polygon draw:style-name="gr3" draw:layer="layout" svg:width="1.004cm" svg:height="0.024cm" svg:x="14.046cm" svg:y="22.093cm" svg:viewBox="0 0 1005 25" draw:points="503,25 0,25 0,0 1005,0 1005,25">
            <text:p/>
          </draw:polygon>
          <draw:polygon draw:style-name="gr3" draw:layer="layout" svg:width="0.025cm" svg:height="0.743cm" svg:x="14.046cm" svg:y="22.117cm" svg:viewBox="0 0 26 744" draw:points="14,744 0,744 0,0 26,0 26,744">
            <text:p/>
          </draw:polygon>
          <draw:path draw:style-name="gr3" draw:layer="layout" svg:width="0.198cm" svg:height="0.398cm" svg:x="14.303cm" svg:y="22.283cm" svg:viewBox="0 0 199 399" svg:d="M124 15c0-13 0-15-13-15-38 39-92 39-111 39v19c12 0 48 0 78-17v311c0 22-1 29-56 29h-19v18c23-1 74-1 99-1 24 0 77 0 97 1v-18h-19c-54 0-56-7-56-29z">
            <text:p/>
          </draw:path>
          <draw:path draw:style-name="gr3" draw:layer="layout" svg:width="0.252cm" svg:height="0.412cm" svg:x="14.57cm" svg:y="22.283cm" svg:viewBox="0 0 253 413" svg:d="M253 207c0-47-3-95-23-139-28-58-77-68-102-68-38 0-80 15-106 71-19 41-22 89-22 136 0 46 2 99 27 145 26 49 70 61 99 61 32 0 78-14 105-70 19-40 22-88 22-136zM126 399c-22 0-58-15-70-73-7-35-7-90-7-125 0-40 0-79 5-111 12-71 57-76 72-76 20 0 59 10 71 69 7 34 7 80 7 118 0 44 0 85-7 124-10 56-44 74-71 74z">
            <text:p/>
          </draw:path>
          <draw:polygon draw:style-name="gr3" draw:layer="layout" svg:width="0.025cm" svg:height="0.743cm" svg:x="15.025cm" svg:y="22.117cm" svg:viewBox="0 0 26 744" draw:points="14,744 0,744 0,0 26,0 26,744">
            <text:p/>
          </draw:polygon>
          <draw:polygon draw:style-name="gr3" draw:layer="layout" svg:width="1.004cm" svg:height="0.024cm" svg:x="14.046cm" svg:y="22.86cm" svg:viewBox="0 0 1005 25" draw:points="503,25 0,25 0,0 1005,0 1005,25">
            <text:p/>
          </draw:polygon>
        </draw:g>
        <draw:g>
          <svg:title>TexMaths</svg:title>
          <svg:desc>17§latex§\fbox{11}§svg§600§TRUE§</svg:desc>
          <draw:polygon draw:style-name="gr2" draw:layer="layout" svg:width="1.004cm" svg:height="0.791cm" svg:x="2.447cm" svg:y="23.694cm" svg:viewBox="0 0 1005 792" draw:points="503,792 0,792 0,0 1005,0 1005,792">
            <text:p/>
          </draw:polygon>
          <draw:polygon draw:style-name="gr3" draw:layer="layout" svg:width="1.004cm" svg:height="0.024cm" svg:x="2.447cm" svg:y="23.694cm" svg:viewBox="0 0 1005 25" draw:points="503,25 0,25 0,0 1005,0 1005,25">
            <text:p/>
          </draw:polygon>
          <draw:polygon draw:style-name="gr3" draw:layer="layout" svg:width="0.025cm" svg:height="0.743cm" svg:x="2.447cm" svg:y="23.718cm" svg:viewBox="0 0 26 744" draw:points="14,744 0,744 0,0 26,0 26,744">
            <text:p/>
          </draw:polygon>
          <draw:path draw:style-name="gr3" draw:layer="layout" svg:width="0.198cm" svg:height="0.398cm" svg:x="2.704cm" svg:y="23.884cm" svg:viewBox="0 0 199 399" svg:d="M124 15c0-13 0-15-13-15-38 39-92 39-111 39v19c12 0 48 0 78-17v311c0 22-1 29-56 29h-19v18c23-1 74-1 99-1 24 0 77 0 97 1v-18h-19c-54 0-56-7-56-29z">
            <text:p/>
          </draw:path>
          <draw:path draw:style-name="gr3" draw:layer="layout" svg:width="0.198cm" svg:height="0.398cm" svg:x="3.001cm" svg:y="23.884cm" svg:viewBox="0 0 199 399" svg:d="M124 15c0-13 0-15-13-15-38 39-92 39-111 39v19c12 0 48 0 78-17v311c0 22-1 29-56 29h-19v18c23-1 74-1 99-1 24 0 77 0 97 1v-18h-19c-54 0-56-7-56-29z">
            <text:p/>
          </draw:path>
          <draw:polygon draw:style-name="gr3" draw:layer="layout" svg:width="0.025cm" svg:height="0.743cm" svg:x="3.426cm" svg:y="23.718cm" svg:viewBox="0 0 26 744" draw:points="14,744 0,744 0,0 26,0 26,744">
            <text:p/>
          </draw:polygon>
          <draw:polygon draw:style-name="gr3" draw:layer="layout" svg:width="1.004cm" svg:height="0.024cm" svg:x="2.447cm" svg:y="24.461cm" svg:viewBox="0 0 1005 25" draw:points="503,25 0,25 0,0 1005,0 1005,25">
            <text:p/>
          </draw:polygon>
        </draw:g>
        <draw:g>
          <svg:title>TexMaths</svg:title>
          <svg:desc>17§latex§\fbox{4.0}§svg§600§TRUE§</svg:desc>
          <draw:polygon draw:style-name="gr2" draw:layer="layout" svg:width="1.17cm" svg:height="0.791cm" svg:x="6.94cm" svg:y="4.282cm" svg:viewBox="0 0 1171 792" draw:points="586,792 0,792 0,0 1171,0 1171,792">
            <text:p/>
          </draw:polygon>
          <draw:polygon draw:style-name="gr3" draw:layer="layout" svg:width="1.17cm" svg:height="0.024cm" svg:x="6.94cm" svg:y="4.282cm" svg:viewBox="0 0 1171 25" draw:points="586,25 0,25 0,0 1171,0 1171,25">
            <text:p/>
          </draw:polygon>
          <draw:polygon draw:style-name="gr3" draw:layer="layout" svg:width="0.024cm" svg:height="0.743cm" svg:x="6.94cm" svg:y="4.306cm" svg:viewBox="0 0 25 744" draw:points="14,744 0,744 0,0 25,0 25,744">
            <text:p/>
          </draw:polygon>
          <draw:path draw:style-name="gr3" draw:layer="layout" svg:width="0.266cm" svg:height="0.405cm" svg:x="7.159cm" svg:y="4.466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layer="layout" svg:width="0.064cm" svg:height="0.064cm" svg:x="7.492cm" svg:y="4.807cm" svg:viewBox="0 0 65 65" svg:d="M65 32c0-17-14-32-33-32-17 0-32 15-32 32 0 19 15 33 32 33 19 0 33-14 33-33z">
            <text:p/>
          </draw:path>
          <draw:path draw:style-name="gr3" draw:layer="layout" svg:width="0.252cm" svg:height="0.412cm" svg:x="7.632cm" svg:y="4.472cm" svg:viewBox="0 0 253 413" svg:d="M253 207c0-47-3-95-24-139-27-58-76-68-102-68-37 0-79 15-105 71-19 41-22 89-22 136 0 46 2 99 27 145 26 49 70 61 99 61 32 0 78-14 105-70 19-40 22-88 22-136zM126 399c-22 0-58-15-70-73-7-35-7-90-7-125 0-40 0-79 5-111 12-71 56-76 72-76 20 0 59 10 71 69 7 34 7 80 7 118 0 44 0 85-7 124-10 56-44 74-71 74z">
            <text:p/>
          </draw:path>
          <draw:polygon draw:style-name="gr3" draw:layer="layout" svg:width="0.024cm" svg:height="0.743cm" svg:x="8.086cm" svg:y="4.306cm" svg:viewBox="0 0 25 744" draw:points="14,744 0,744 0,0 25,0 25,744">
            <text:p/>
          </draw:polygon>
          <draw:polygon draw:style-name="gr3" draw:layer="layout" svg:width="1.17cm" svg:height="0.024cm" svg:x="6.94cm" svg:y="5.049cm" svg:viewBox="0 0 1171 25" draw:points="586,25 0,25 0,0 1171,0 1171,25">
            <text:p/>
          </draw:polygon>
        </draw:g>
        <draw:g>
          <svg:title>TexMaths</svg:title>
          <svg:desc>17§latex§\fbox{4.2}§svg§600§TRUE§</svg:desc>
          <draw:polygon draw:style-name="gr2" draw:layer="layout" svg:width="1.17cm" svg:height="0.791cm" svg:x="6.941cm" svg:y="7.98cm" svg:viewBox="0 0 1171 792" draw:points="586,792 0,792 0,0 1171,0 1171,792">
            <text:p/>
          </draw:polygon>
          <draw:polygon draw:style-name="gr3" draw:layer="layout" svg:width="1.17cm" svg:height="0.024cm" svg:x="6.941cm" svg:y="7.98cm" svg:viewBox="0 0 1171 25" draw:points="586,25 0,25 0,0 1171,0 1171,25">
            <text:p/>
          </draw:polygon>
          <draw:polygon draw:style-name="gr3" draw:layer="layout" svg:width="0.024cm" svg:height="0.743cm" svg:x="6.941cm" svg:y="8.004cm" svg:viewBox="0 0 25 744" draw:points="14,744 0,744 0,0 25,0 25,744">
            <text:p/>
          </draw:polygon>
          <draw:path draw:style-name="gr3" draw:layer="layout" svg:width="0.266cm" svg:height="0.405cm" svg:x="7.16cm" svg:y="8.164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layer="layout" svg:width="0.064cm" svg:height="0.064cm" svg:x="7.493cm" svg:y="8.505cm" svg:viewBox="0 0 65 65" svg:d="M65 32c0-17-14-32-33-32-17 0-32 15-32 32 0 19 15 33 32 33 19 0 33-14 33-33z">
            <text:p/>
          </draw:path>
          <draw:path draw:style-name="gr3" draw:layer="layout" svg:width="0.239cm" svg:height="0.398cm" svg:x="7.638cm" svg:y="8.1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layer="layout" svg:width="0.024cm" svg:height="0.743cm" svg:x="8.087cm" svg:y="8.004cm" svg:viewBox="0 0 25 744" draw:points="14,744 0,744 0,0 25,0 25,744">
            <text:p/>
          </draw:polygon>
          <draw:polygon draw:style-name="gr3" draw:layer="layout" svg:width="1.17cm" svg:height="0.024cm" svg:x="6.941cm" svg:y="8.747cm" svg:viewBox="0 0 1171 25" draw:points="586,25 0,25 0,0 1171,0 1171,2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 draw:name="key_notation">
          <svg:title>TexMaths</svg:title>
          <svg:desc>20§latex§\begin{eqnarray*}
e_{A} &amp;=&amp;  \text{Public key of A}, 
d_{A} =  \text{Private key of A}
\end{eqnarray*}§svg§600§TRUE§key_notation</svg:desc>
          <draw:polygon draw:style-name="gr2" draw:layer="layout" svg:width="14.635cm" svg:height="0.623cm" svg:x="6.858cm" svg:y="2.315cm" svg:viewBox="0 0 14636 624" draw:points="7318,624 0,624 0,0 14636,0 14636,624">
            <text:p/>
          </draw:polygon>
          <draw:path draw:style-name="gr3" draw:layer="layout" svg:width="0.271cm" svg:height="0.319cm" svg:x="6.89cm" svg:y="2.491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1cm" svg:height="0.351cm" svg:x="7.212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layer="layout" svg:width="0.469cm" svg:height="0.165cm" svg:x="8.386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415cm" svg:height="0.481cm" svg:x="9.62cm" svg:y="2.321cm" svg:viewBox="0 0 416 482" svg:d="M136 260h120c84 0 160-58 160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355cm" svg:height="0.319cm" svg:x="10.094cm" svg:y="2.49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layer="layout" svg:width="0.347cm" svg:height="0.497cm" svg:x="10.482cm" svg:y="2.313cm" svg:viewBox="0 0 348 498" svg:d="M102 224v-224l-102 8v22c50 0 56 4 56 40v420h16c2 0 8-10 26-44 10 16 40 52 92 52 86 0 158-70 158-160s-68-160-150-160c-54 0-84 34-96 46zM104 410v-146c0-14 0-14 8-26 28-38 66-44 84-44 32 0 56 18 74 44 18 30 20 70 20 98 0 26-2 70-22 100-14 22-42 46-80 46-32 0-58-16-74-44-10-14-10-16-10-28z">
            <text:p/>
          </draw:path>
          <draw:path draw:style-name="gr3" draw:layer="layout" svg:width="0.157cm" svg:height="0.489cm" svg:x="10.874cm" svg:y="2.313cm" svg:viewBox="0 0 158 490" svg:d="M102 0l-102 8v22c50 0 56 4 56 40v366c0 32-8 32-56 32v22c24 0 62-2 80-2 16 0 52 2 78 2v-22c-48 0-56 0-56-32z">
            <text:p/>
          </draw:path>
          <draw:path draw:style-name="gr3" draw:layer="layout" svg:width="0.151cm" svg:height="0.471cm" svg:x="11.068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269cm" svg:height="0.323cm" svg:x="11.264cm" svg:y="2.48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341cm" svg:height="0.489cm" svg:x="11.804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layer="layout" svg:width="0.273cm" svg:height="0.323cm" svg:x="12.154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449cm" svg:x="12.46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layer="layout" svg:width="0.313cm" svg:height="0.323cm" svg:x="13.07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229cm" svg:height="0.497cm" svg:x="13.424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layer="layout" svg:width="0.483cm" svg:height="0.505cm" svg:x="13.872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layer="layout" svg:width="0.083cm" svg:height="0.211cm" svg:x="14.45cm" svg:y="2.72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335cm" svg:height="0.497cm" svg:x="14.73cm" svg:y="2.31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1cm" svg:height="0.351cm" svg:x="15.094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layer="layout" svg:width="0.469cm" svg:height="0.165cm" svg:x="15.758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415cm" svg:height="0.481cm" svg:x="16.484cm" svg:y="2.321cm" svg:viewBox="0 0 416 482" svg:d="M136 260h118c86 0 162-58 162-128s-70-132-166-132h-250v22h16c56 0 56 8 56 34v372c0 24 0 32-56 32h-16v22c24-2 76-2 104-2 26 0 80 0 104 2v-22h-16c-56 0-56-8-56-32zM134 240v-190c0-24 0-28 34-28h62c114 0 114 74 114 110 0 32 0 108-114 108z">
            <text:p/>
          </draw:path>
          <draw:path draw:style-name="gr3" draw:layer="layout" svg:width="0.237cm" svg:height="0.311cm" svg:x="16.954cm" svg:y="2.49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51cm" svg:height="0.471cm" svg:x="17.232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45cm" svg:height="0.311cm" svg:x="17.418cm" svg:y="2.499cm" svg:viewBox="0 0 346 312" svg:d="M280 70c6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317cm" svg:height="0.323cm" svg:x="17.764cm" svg:y="2.48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221cm" svg:height="0.441cm" svg:x="18.098cm" svg:y="2.369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273cm" svg:height="0.323cm" svg:x="18.376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1cm" svg:height="0.489cm" svg:x="18.922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layer="layout" svg:width="0.273cm" svg:height="0.323cm" svg:x="19.272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449cm" svg:x="19.578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layer="layout" svg:width="0.313cm" svg:height="0.323cm" svg:x="20.188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229cm" svg:height="0.497cm" svg:x="20.542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layer="layout" svg:width="0.483cm" svg:height="0.505cm" svg:x="20.988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</draw:g>
        <draw:g>
          <svg:title>TexMaths</svg:title>
          <svg:desc>28§latex§$d_{Bob}$§svg§600§TRUE§</svg:desc>
          <draw:polygon draw:style-name="gr13" draw:layer="layout" svg:width="1.869cm" svg:height="0.831cm" svg:x="22.491cm" svg:y="9.577cm" svg:viewBox="0 0 1870 832" draw:points="935,832 0,832 0,0 1870,0 1870,832">
            <text:p/>
          </draw:polygon>
          <draw:path draw:style-name="gr14" draw:layer="layout" svg:width="0.469cm" svg:height="0.696cm" svg:x="22.53cm" svg:y="9.5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4" draw:layer="layout" svg:width="0.528cm" svg:height="0.472cm" svg:x="23.051cm" svg:y="9.935cm" svg:viewBox="0 0 529 473" svg:d="M81 420c-5 22-8 28-61 28-12 0-20 0-20 14 0 11 8 11 20 11h268c118 0 207-78 207-148 0-51-44-93-120-98 84-17 154-70 154-129 0-53-53-98-143-98h-252c-14 0-22 0-22 14 0 11 8 11 22 11 0 0 14 0 26 0 16 3 16 3 16 11 0 0 0 6-2 14zM193 218l42-170c6-20 6-23 34-23h106c70 0 87 45 87 73 0 56-64 120-157 120zM160 448c-23 0-23 0-23-6 0-2 0-5 3-16l48-188h145c67 0 93 42 93 81 0 70-70 129-154 129z">
            <text:p/>
          </draw:path>
          <draw:path draw:style-name="gr14" draw:layer="layout" svg:width="0.324cm" svg:height="0.313cm" svg:x="23.67cm" svg:y="10.1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14" draw:layer="layout" svg:width="0.282cm" svg:height="0.486cm" svg:x="24.059cm" svg:y="9.92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6§latex§$d_{Alice}$§svg§600§TRUE§</svg:desc>
          <draw:polygon draw:style-name="gr13" draw:layer="layout" svg:width="2.186cm" svg:height="0.772cm" svg:x="4.175cm" svg:y="9.457cm" svg:viewBox="0 0 2187 773" draw:points="1092,773 0,773 0,0 2187,0 2187,773">
            <text:p/>
          </draw:polygon>
          <draw:path draw:style-name="gr14" draw:layer="layout" svg:width="0.436cm" svg:height="0.647cm" svg:x="4.211cm" svg:y="9.454cm" svg:viewBox="0 0 437 648" svg:d="M437 10c0 0 0-10-11-10-15 0-101 8-117 10-7 0-13 6-13 19 0 10 8 10 21 10 44 0 47 5 47 16l-3 18-54 218c-18-36-44-59-86-59-107 0-221 135-221 267 0 86 49 149 122 149 18 0 65-5 120-71 8 40 39 71 83 71 34 0 55-21 68-52 15-32 28-89 28-91 0-8-8-8-10-8-11 0-11 2-13 15-16 60-34 115-70 115-26 0-29-23-29-42 0-23 3-28 5-44zM247 528c-5 16-5 18-18 34-42 49-78 65-104 65-47 0-60-50-60-86 0-47 29-159 52-200 29-55 68-89 107-89 59 0 70 76 70 81s0 10-3 16z">
            <text:p/>
          </draw:path>
          <draw:path draw:style-name="gr14" draw:layer="layout" svg:width="0.483cm" svg:height="0.457cm" svg:x="4.685cm" svg:y="9.769cm" svg:viewBox="0 0 484 458" svg:d="M96 382c-23 34-44 52-80 55-8 0-16 0-16 13 0 5 5 8 8 8 18 0 39-3 57-3 21 0 47 3 65 3 3 0 13 0 13-13 0-8-8-8-10-8-6-3-29-3-29-21 0-8 8-18 10-23l52-81h182l16 107c-3 8-5 18-44 18-8 0-16 0-16 13 0 3 0 8 11 8 18 0 62-3 83-3 10 0 26 3 36 3 13 0 26 0 37 0 10 0 13-5 13-13s-8-8-19-8c-36 0-39-5-39-21l-57-398c-2-13-2-18-15-18s-16 5-21 16zM182 289l133-211 31 211z">
            <text:p/>
          </draw:path>
          <draw:path draw:style-name="gr14" draw:layer="layout" svg:width="0.145cm" svg:height="0.452cm" svg:x="5.236cm" svg:y="9.782cm" svg:viewBox="0 0 146 453" svg:d="M143 18c0 0 3-8 3-10 0-3-3-8-11-8-13 0-67 5-83 5-5 3-13 3-13 16 0 10 8 10 16 10 31 0 31 3 31 8s0 10-3 16l-80 317c-3 5-3 13-3 21 0 41 36 60 68 60 15 0 36-6 52-34 15-24 23-63 23-65 0-8-8-8-10-8-8 0-11 5-13 16-8 31-21 72-50 72-15 0-21-15-21-31 0-8 3-18 3-26z">
            <text:p/>
          </draw:path>
          <draw:path draw:style-name="gr14" draw:layer="layout" svg:width="0.197cm" svg:height="0.433cm" svg:x="5.46cm" svg:y="9.803cm" svg:viewBox="0 0 198 434" svg:d="M179 23c0-10-7-23-26-23-18 0-36 16-36 36 0 11 8 24 26 24s36-18 36-37zM47 351c-3 8-5 16-5 29 0 28 26 54 62 54 65 0 94-91 94-98 0-11-11-11-11-11-10 0-10 5-13 13-15 50-44 78-70 78-13 0-16-10-16-23 0-16 6-26 11-42 8-18 13-34 21-52 5-15 28-73 31-80 2-8 5-16 5-21 0-32-26-55-62-55-65 0-94 89-94 99 0 8 8 8 10 8 11 0 11-3 13-11 16-54 45-78 68-78 10 0 18 5 18 24 0 13-5 23-21 62z">
            <text:p/>
          </draw:path>
          <draw:path draw:style-name="gr14" draw:layer="layout" svg:width="0.28cm" svg:height="0.29cm" svg:x="5.727cm" svg:y="9.943cm" svg:viewBox="0 0 281 291" svg:d="M242 36c-24 6-31 24-31 37 0 18 13 23 23 23 16 0 39-8 39-39 0-44-52-57-86-57-96 0-187 88-187 179 0 55 39 112 120 112 109 0 161-65 161-72 0-6-8-11-13-11-3 0-5 0-11 5-49 60-124 60-137 60-45 0-65-31-65-73 0-18 7-88 41-132 24-32 57-50 91-50 8 0 39 0 55 18z">
            <text:p/>
          </draw:path>
          <draw:path draw:style-name="gr14" draw:layer="layout" svg:width="0.275cm" svg:height="0.29cm" svg:x="6.055cm" svg:y="9.943cm" svg:viewBox="0 0 276 291" svg:d="M101 138c19 0 71-3 104-13 47-18 58-50 58-68 0-36-37-57-81-57-78 0-182 60-182 169 0 65 42 122 117 122 109 0 159-65 159-72 0-6-6-11-11-11-2 0-5 0-10 5-50 60-125 60-138 60-39 0-65-26-65-78 0-10 0-21 8-57zM65 120c29-94 99-102 117-102 29 0 52 13 52 39 0 63-109 63-135 63z">
            <text:p/>
          </draw:path>
        </draw:g>
        <draw:custom-shape draw:style-name="gr15" draw:text-style-name="P1" xml:id="id1" draw:id="id1" draw:layer="layout" svg:width="9.398cm" svg:height="5.842cm" svg:x="9.652cm" svg:y="4.572cm">
          <text:p text:style-name="P1"><text:span text:style-name="T1">Private Key Generato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20§latex§\begin{eqnarray*}
d_{Alice} &amp;=&amp; f(d_{PKG},Alice)\\
d_{Bob} &amp;=&amp; f(d_{PKG},Bob)
\end{eqnarray*}§svg§600§TRUE§</svg:desc>
          <draw:polygon draw:style-name="gr2" draw:layer="layout" svg:width="8.345cm" svg:height="1.755cm" svg:x="10.231cm" svg:y="7.588cm" svg:viewBox="0 0 8346 1756" draw:points="4174,1756 0,1756 0,0 8346,0 8346,1756">
            <text:p/>
          </draw:polygon>
          <draw:path draw:style-name="gr3" draw:layer="layout" svg:width="0.335cm" svg:height="0.497cm" svg:x="10.259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1cm" svg:height="0.351cm" svg:x="10.623cm" svg:y="7.868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38 222l104-162 24 162z">
            <text:p/>
          </draw:path>
          <draw:path draw:style-name="gr3" draw:layer="layout" svg:width="0.111cm" svg:height="0.347cm" svg:x="11.047cm" svg:y="7.878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layer="layout" svg:width="0.151cm" svg:height="0.333cm" svg:x="11.219cm" svg:y="7.89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215cm" svg:height="0.223cm" svg:x="11.425cm" svg:y="8.002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211cm" svg:height="0.223cm" svg:x="11.677cm" svg:y="8.00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layer="layout" svg:width="0.469cm" svg:height="0.165cm" svg:x="12.695cm" svg:y="7.85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51cm" svg:height="0.641cm" svg:x="13.941cm" svg:y="7.61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4.393cm" svg:y="7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35cm" svg:height="0.497cm" svg:x="14.623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4.995cm" svg:y="7.88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427cm" svg:y="7.88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5.931cm" svg:y="7.872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6.433cm" svg:y="8.03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483cm" svg:height="0.505cm" svg:x="16.709cm" svg:y="7.6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layer="layout" svg:width="0.151cm" svg:height="0.497cm" svg:x="17.241cm" svg:y="7.62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layer="layout" svg:width="0.187cm" svg:height="0.473cm" svg:x="17.453cm" svg:y="7.648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layer="layout" svg:width="0.275cm" svg:height="0.319cm" svg:x="17.703cm" svg:y="7.802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layer="layout" svg:width="0.271cm" svg:height="0.319cm" svg:x="18.009cm" svg:y="7.802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165cm" svg:height="0.703cm" svg:x="18.343cm" svg:y="7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35cm" svg:height="0.497cm" svg:x="10.605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0.977cm" svg:y="8.936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11.419cm" svg:y="9.056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11.699cm" svg:y="8.932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469cm" svg:height="0.165cm" svg:x="12.695cm" svg:y="8.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51cm" svg:height="0.641cm" svg:x="13.941cm" svg:y="8.67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2 0 32 32 50 60 50 38 0 68-42 80-68 22-46 38-130 40-136z">
            <text:p/>
          </draw:path>
          <draw:path draw:style-name="gr3" draw:layer="layout" svg:width="0.165cm" svg:height="0.703cm" svg:x="14.393cm" svg:y="8.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35cm" svg:height="0.497cm" svg:x="14.623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4.995cm" svg:y="8.936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427cm" svg:y="8.936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5.931cm" svg:y="8.928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6.433cm" svg:y="9.094cm" svg:viewBox="0 0 84 212" svg:d="M84 74c0-46-18-74-46-74-24 0-38 18-38 38 0 18 14 38 38 38 8 0 18-4 26-10 2-2 2-2 2-2 2 0 2 0 2 10 0 54-24 96-48 118-8 8-8 10-8 12 0 6 4 8 6 8 8 0 66-54 66-138z">
            <text:p/>
          </draw:path>
          <draw:path draw:style-name="gr3" draw:layer="layout" svg:width="0.503cm" svg:height="0.481cm" svg:x="16.715cm" svg:y="8.688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layer="layout" svg:width="0.301cm" svg:height="0.319cm" svg:x="17.281cm" svg:y="8.85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layer="layout" svg:width="0.259cm" svg:height="0.497cm" svg:x="17.623cm" svg:y="8.68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layer="layout" svg:width="0.165cm" svg:height="0.703cm" svg:x="17.931cm" svg:y="8.64cm" svg:viewBox="0 0 166 704" svg:d="M166 352c0-54-8-140-48-220-42-86-104-132-110-132s-8 2-8 8c0 2 0 2 14 16 70 70 110 182 110 328 0 122-26 246-114 334-10 8-10 10-10 12 0 4 2 6 8 6s70-46 112-136c36-78 46-156 46-216z">
            <text:p/>
          </draw:path>
        </draw:g>
        <draw:g>
          <svg:title>TexMaths</svg:title>
          <svg:desc>20§latex§$e_{PKG},d_{PKG}$§svg§600§TRUE§</svg:desc>
          <draw:polygon draw:style-name="gr2" draw:layer="layout" svg:width="3.789cm" svg:height="0.623cm" svg:x="12.812cm" svg:y="5.984cm" svg:viewBox="0 0 3790 624" draw:points="1896,624 0,624 0,0 3790,0 3790,624">
            <text:p/>
          </draw:polygon>
          <draw:path draw:style-name="gr3" draw:layer="layout" svg:width="0.271cm" svg:height="0.319cm" svg:x="12.844cm" svg:y="6.1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13.174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3.60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4.11cm" svg:y="6.23cm" svg:viewBox="0 0 382 358" svg:d="M382 6c0-2-2-6-6-6s-4 0-8 6l-38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4.612cm" svg:y="6.396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335cm" svg:height="0.497cm" svg:x="14.89cm" svg:y="5.98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5.262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69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6.198cm" svg:y="6.23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</draw:g>
        <draw:custom-shape draw:style-name="gr16" draw:text-style-name="P2" xml:id="id2" draw:id="id2" draw:layer="layout" svg:width="7.112cm" svg:height="3.048cm" svg:x="3.048cm" svg:y="14.732cm">
          <text:p text:style-name="P1"><text:span text:style-name="T1"/></text:p>
          <text:p text:style-name="P1"><text:span text:style-name="T1">Alice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Bob} = g(e_{PKG},Bob)$§svg§600§TRUE§</svg:desc>
          <draw:polygon draw:style-name="gr2" draw:layer="layout" svg:width="6.431cm" svg:height="0.701cm" svg:x="3.302cm" svg:y="15.908cm" svg:viewBox="0 0 6432 702" draw:points="3216,702 0,702 0,0 6432,0 6432,702">
            <text:p/>
          </draw:polygon>
          <draw:path draw:style-name="gr3" draw:layer="layout" svg:width="0.271cm" svg:height="0.319cm" svg:x="3.334cm" svg:y="16.12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3.664cm" svg:y="16.202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4.106cm" svg:y="16.322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4.384cm" svg:y="16.198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18-22 42-32 60-32s36 14 36 48c0 20-12 70-26 98-12 24-38 48-62 48z">
            <text:p/>
          </draw:path>
          <draw:path draw:style-name="gr3" draw:layer="layout" svg:width="0.469cm" svg:height="0.165cm" svg:x="4.872cm" svg:y="16.17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455cm" svg:x="5.582cm" svg:y="16.12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6cm" svg:y="15.9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71cm" svg:height="0.319cm" svg:x="6.236cm" svg:y="16.122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7cm" svg:height="0.337cm" svg:x="6.564cm" svg:y="16.20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6.996cm" svg:y="16.20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7.502cm" svg:y="16.192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8.002cm" svg:y="16.35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503cm" svg:height="0.481cm" svg:x="8.284cm" svg:y="15.95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layer="layout" svg:width="0.301cm" svg:height="0.319cm" svg:x="8.85cm" svg:y="16.12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layer="layout" svg:width="0.259cm" svg:height="0.497cm" svg:x="9.194cm" svg:y="15.946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layer="layout" svg:width="0.165cm" svg:height="0.703cm" svg:x="9.5cm" svg:y="15.90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ustom-shape draw:style-name="gr17" draw:text-style-name="P2" xml:id="id3" draw:id="id3" draw:layer="layout" svg:width="7.353cm" svg:height="3.048cm" svg:x="19.15cm" svg:y="14.478cm">
          <text:p text:style-name="P1"><text:span text:style-name="T1"/></text:p>
          <text:p text:style-name="P1"><text:span text:style-name="T1">Bob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Alice} = g(e_{PKG},Alice)$§svg§600§TRUE§</svg:desc>
          <draw:polygon draw:style-name="gr2" draw:layer="layout" svg:width="7.191cm" svg:height="0.701cm" svg:x="19.211cm" svg:y="15.647cm" svg:viewBox="0 0 7192 702" draw:points="3596,702 0,702 0,0 7192,0 7192,702">
            <text:p/>
          </draw:polygon>
          <draw:path draw:style-name="gr3" draw:layer="layout" svg:width="0.271cm" svg:height="0.319cm" svg:x="19.243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1cm" svg:height="0.351cm" svg:x="19.565cm" svg:y="15.927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40 222l102-162 24 162z">
            <text:p/>
          </draw:path>
          <draw:path draw:style-name="gr3" draw:layer="layout" svg:width="0.111cm" svg:height="0.347cm" svg:x="19.989cm" svg:y="15.937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layer="layout" svg:width="0.151cm" svg:height="0.333cm" svg:x="20.161cm" svg:y="15.9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215cm" svg:height="0.223cm" svg:x="20.367cm" svg:y="16.06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211cm" svg:height="0.223cm" svg:x="20.619cm" svg:y="16.06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layer="layout" svg:width="0.469cm" svg:height="0.165cm" svg:x="21.127cm" svg:y="15.91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455cm" svg:x="21.839cm" svg:y="15.861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22.257cm" svg:y="15.6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71cm" svg:height="0.319cm" svg:x="22.491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22.821cm" svg:y="15.941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23.251cm" svg:y="15.941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23.757cm" svg:y="15.931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24.259cm" svg:y="16.0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483cm" svg:height="0.505cm" svg:x="24.535cm" svg:y="15.6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layer="layout" svg:width="0.151cm" svg:height="0.497cm" svg:x="25.067cm" svg:y="15.68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layer="layout" svg:width="0.187cm" svg:height="0.473cm" svg:x="25.279cm" svg:y="15.707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layer="layout" svg:width="0.275cm" svg:height="0.319cm" svg:x="25.529cm" svg:y="15.86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layer="layout" svg:width="0.271cm" svg:height="0.319cm" svg:x="25.835cm" svg:y="15.86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165cm" svg:height="0.703cm" svg:x="26.169cm" svg:y="15.6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onnector draw:style-name="gr18" draw:layer="layout" draw:type="curve" svg:x1="9.652cm" svg:y1="7.493cm" svg:x2="6.604cm" svg:y2="14.732cm" draw:start-shape="id1" draw:start-glue-point="3" draw:end-shape="id2" svg:d="M9652 7493c-2032 0-3048 2413-3048 7239" svg:viewBox="0 0 3049 7240">
          <text:p/>
        </draw:connector>
        <draw:connector draw:style-name="gr18" draw:layer="layout" draw:type="curve" svg:x1="19.05cm" svg:y1="7.493cm" svg:x2="22.826cm" svg:y2="14.478cm" draw:start-shape="id1" draw:start-glue-point="1" draw:end-shape="id3" svg:d="M19050 7493c2518 0 3776 2328 3776 6985" svg:viewBox="0 0 3777 6986">
          <text:p/>
        </draw:connector>
        <draw:connector draw:style-name="gr18" draw:layer="layout" draw:type="curve" svg:x1="10.16cm" svg:y1="16.256cm" svg:x2="14.351cm" svg:y2="10.414cm" draw:start-shape="id2" draw:start-glue-point="1" draw:end-shape="id1" svg:d="M10160 16256c2794 0 4191-1947 4191-5842" svg:viewBox="0 0 4192 5843">
          <text:p/>
        </draw:connector>
        <draw:connector draw:style-name="gr18" draw:layer="layout" draw:type="curve" svg:x1="19.15cm" svg:y1="16.002cm" svg:x2="14.351cm" svg:y2="10.414cm" draw:start-shape="id3" draw:start-glue-point="3" draw:end-shape="id1" draw:end-glue-point="2" svg:d="M19150 16002c-3200 0-4799-1862-4799-5588" svg:viewBox="0 0 4800 5589">
          <text:p/>
        </draw:connector>
        <draw:custom-shape draw:style-name="gr19" draw:text-style-name="P3" draw:layer="layout" svg:width="13.067cm" svg:height="1.016cm" svg:x="8.015cm" svg:y="11.684cm">
          <text:p text:style-name="P1"><text:span text:style-name="T1">Alice and Bob request for private key</text:span></text:p>
          <draw:enhanced-geometry svg:viewBox="0 0 21600 21600" draw:type="rectangle" draw:enhanced-path="M 0 0 L 21600 0 21600 21600 0 21600 0 0 Z N"/>
        </draw:custom-shape>
        <draw:connector draw:style-name="gr18" draw:layer="layout" draw:type="curve" draw:line-skew="0.734cm" svg:x1="6.604cm" svg:y1="17.78cm" svg:x2="22.826cm" svg:y2="17.526cm" draw:start-shape="id2" draw:start-glue-point="2" draw:end-shape="id3" draw:end-glue-point="2" svg:d="M6604 17780c0 1891 16222 2018 16222-254" svg:viewBox="0 0 16223 1689">
          <text:p/>
        </draw:connector>
        <draw:g>
          <svg:title>TexMaths</svg:title>
          <svg:desc>20§latex§$M_c = E\left(M_p,e_{Bob}\right)$§svg§600§TRUE§</svg:desc>
          <draw:polygon draw:style-name="gr2" draw:layer="layout" svg:width="5.773cm" svg:height="0.727cm" svg:x="3.658cm" svg:y="16.825cm" svg:viewBox="0 0 5774 728" draw:points="2886,728 0,728 0,0 5774,0 5774,728">
            <text:p/>
          </draw:polygon>
          <draw:path draw:style-name="gr3" draw:layer="layout" svg:width="0.705cm" svg:height="0.481cm" svg:x="3.688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4.368cm" svg:y="17.239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469cm" svg:height="0.165cm" svg:x="4.858cm" svg:y="17.09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1cm" svg:height="0.479cm" svg:x="5.586cm" svg:y="16.873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layer="layout" svg:width="0.165cm" svg:height="0.703cm" svg:x="6.304cm" svg:y="16.8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705cm" svg:height="0.481cm" svg:x="6.536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75cm" svg:height="0.313cm" svg:x="7.186cm" svg:y="17.23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083cm" svg:height="0.211cm" svg:x="7.572cm" svg:y="17.275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271cm" svg:height="0.319cm" svg:x="7.856cm" svg:y="17.0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8.184cm" svg:y="17.119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8.626cm" svg:y="17.239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8.904cm" svg:y="17.115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165cm" svg:height="0.703cm" svg:x="9.198cm" svg:y="16.82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{p} = D\left(M_{c}, d_{Bob}\right)$§svg§600§TRUE§</svg:desc>
          <draw:polygon draw:style-name="gr2" draw:layer="layout" svg:width="5.865cm" svg:height="0.729cm" svg:x="19.87cm" svg:y="16.566cm" svg:viewBox="0 0 5866 730" draw:points="2934,730 0,730 0,0 5866,0 5866,730">
            <text:p/>
          </draw:polygon>
          <draw:path draw:style-name="gr3" draw:layer="layout" svg:width="0.705cm" svg:height="0.481cm" svg:x="19.9cm" svg:y="16.614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75cm" svg:height="0.313cm" svg:x="20.552cm" svg:y="16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469cm" svg:height="0.165cm" svg:x="21.112cm" svg:y="16.83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39cm" svg:height="0.481cm" svg:x="21.842cm" svg:y="16.614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3" draw:layer="layout" svg:width="0.165cm" svg:height="0.703cm" svg:x="22.602cm" svg:y="16.56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705cm" svg:height="0.481cm" svg:x="22.836cm" svg:y="16.614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23.518cm" svg:y="16.982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083cm" svg:height="0.211cm" svg:x="23.834cm" svg:y="17.01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35cm" svg:height="0.497cm" svg:x="24.114cm" svg:y="16.60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24.488cm" svg:y="16.862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24.932cm" svg:y="16.982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25.212cm" svg:y="16.858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18-22 42-32 60-32s36 14 36 48c0 20-12 70-26 98-12 24-38 48-62 48z">
            <text:p/>
          </draw:path>
          <draw:path draw:style-name="gr3" draw:layer="layout" svg:width="0.165cm" svg:height="0.703cm" svg:x="25.502cm" svg:y="16.56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c$§svg§600§TRUE§</svg:desc>
          <draw:polygon draw:style-name="gr2" draw:layer="layout" svg:width="0.931cm" svg:height="0.585cm" svg:x="14.986cm" svg:y="19.73cm" svg:viewBox="0 0 932 586" draw:points="466,586 0,586 0,0 932,0 932,586">
            <text:p/>
          </draw:polygon>
          <draw:path draw:style-name="gr3" draw:layer="layout" svg:width="0.705cm" svg:height="0.481cm" svg:x="15.016cm" svg:y="19.72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15.696cm" svg:y="20.096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0H43M32S</meta:editing-duration>
    <meta:editing-cycles>31</meta:editing-cycles>
    <meta:generator>LibreOffice/4.2.8.2$Linux_X86_64 LibreOffice_project/420m0$Build-2</meta:generator>
    <dc:date>2017-11-17T14:48:59.822015435</dc:date>
    <meta:printed-by>Khan A</meta:printed-by>
    <meta:print-date>2017-04-11T17:46:56.962968136</meta:print-date>
    <dc:creator>Khan A</dc:creator>
    <meta:document-statistic meta:object-count="1115"/>
  </office:meta>
</office:document-meta>
</file>